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3638"/>
    </style:style>
    <style:style style:name="P3" style:family="paragraph" style:parent-style-name="Standard">
      <style:text-properties officeooo:paragraph-rsid="00118751"/>
    </style:style>
    <style:style style:name="P4" style:family="paragraph" style:parent-style-name="Standard">
      <style:text-properties officeooo:paragraph-rsid="001331ad"/>
    </style:style>
    <style:style style:name="P5" style:family="paragraph" style:parent-style-name="Standard">
      <style:text-properties officeooo:paragraph-rsid="00137a8f"/>
    </style:style>
    <style:style style:name="P6" style:family="paragraph" style:parent-style-name="Standard">
      <style:text-properties officeooo:paragraph-rsid="0016e213"/>
    </style:style>
    <style:style style:name="P7" style:family="paragraph" style:parent-style-name="Table_20_Contents">
      <style:text-properties fo:color="#c9211e" loext:opacity="100%" fo:font-weight="bold" officeooo:paragraph-rsid="000d223e" style:font-weight-asian="bold" style:font-weight-complex="bold"/>
    </style:style>
    <style:style style:name="P8" style:family="paragraph" style:parent-style-name="Table_20_Contents">
      <style:text-properties officeooo:paragraph-rsid="000f3638"/>
    </style:style>
    <style:style style:name="P9" style:family="paragraph" style:parent-style-name="Table_20_Contents">
      <style:text-properties officeooo:paragraph-rsid="00118751"/>
    </style:style>
    <style:style style:name="P10" style:family="paragraph" style:parent-style-name="Table_20_Contents">
      <style:text-properties officeooo:paragraph-rsid="000e33bb"/>
    </style:style>
    <style:style style:name="P11" style:family="paragraph" style:parent-style-name="Table_20_Contents">
      <style:text-properties fo:language="el" fo:country="GR" fo:font-weight="bold" officeooo:rsid="000f3638" officeooo:paragraph-rsid="000f3638" style:font-weight-asian="bold" style:font-weight-complex="bold"/>
    </style:style>
    <style:style style:name="P12" style:family="paragraph" style:parent-style-name="Table_20_Contents">
      <style:text-properties officeooo:paragraph-rsid="000fadb8"/>
    </style:style>
    <style:style style:name="P13" style:family="paragraph" style:parent-style-name="Table_20_Contents">
      <style:text-properties officeooo:paragraph-rsid="001331ad"/>
    </style:style>
    <style:style style:name="P14" style:family="paragraph" style:parent-style-name="Table_20_Contents">
      <style:text-properties officeooo:paragraph-rsid="00137a8f"/>
    </style:style>
    <style:style style:name="P15" style:family="paragraph" style:parent-style-name="Table_20_Contents">
      <style:text-properties officeooo:paragraph-rsid="0016e213"/>
    </style:style>
    <style:style style:name="P16" style:family="paragraph" style:parent-style-name="Table_20_Contents">
      <style:text-properties officeooo:paragraph-rsid="0017a396"/>
    </style:style>
    <style:style style:name="P17" style:family="paragraph" style:parent-style-name="Table_20_Contents">
      <style:text-properties officeooo:paragraph-rsid="001a1e6a"/>
    </style:style>
    <style:style style:name="P18" style:family="paragraph" style:parent-style-name="Table_20_Contents">
      <style:text-properties officeooo:paragraph-rsid="001bd579"/>
    </style:style>
    <style:style style:name="P19" style:family="paragraph" style:parent-style-name="Table_20_Contents">
      <style:text-properties officeooo:paragraph-rsid="001c5c9c"/>
    </style:style>
    <style:style style:name="P20" style:family="paragraph" style:parent-style-name="Standard">
      <style:text-properties officeooo:paragraph-rsid="001e7964"/>
    </style:style>
    <style:style style:name="P21" style:family="paragraph" style:parent-style-name="Table_20_Contents">
      <style:text-properties officeooo:paragraph-rsid="001e4d8d"/>
    </style:style>
    <style:style style:name="P22" style:family="paragraph" style:parent-style-name="Table_20_Contents">
      <style:text-properties officeooo:paragraph-rsid="001e7964"/>
    </style:style>
    <style:style style:name="P23" style:family="paragraph" style:parent-style-name="Table_20_Contents">
      <style:text-properties officeooo:paragraph-rsid="001ec1db"/>
    </style:style>
    <style:style style:name="P24" style:family="paragraph" style:parent-style-name="Table_20_Contents">
      <style:text-properties officeooo:paragraph-rsid="00200e3c"/>
    </style:style>
    <style:style style:name="P25" style:family="paragraph" style:parent-style-name="Table_20_Contents">
      <style:text-properties officeooo:paragraph-rsid="0021c4e8"/>
    </style:style>
    <style:style style:name="P26" style:family="paragraph" style:parent-style-name="Table_20_Contents">
      <style:text-properties officeooo:paragraph-rsid="00238e1a"/>
    </style:style>
    <style:style style:name="P27" style:family="paragraph" style:parent-style-name="Table_20_Contents">
      <style:text-properties officeooo:paragraph-rsid="00255075"/>
    </style:style>
    <style:style style:name="P28" style:family="paragraph" style:parent-style-name="Table_20_Contents">
      <style:text-properties officeooo:paragraph-rsid="00267649"/>
    </style:style>
    <style:style style:name="P29" style:family="paragraph" style:parent-style-name="Table_20_Contents">
      <style:text-properties officeooo:paragraph-rsid="002707fc"/>
    </style:style>
    <style:style style:name="P30" style:family="paragraph" style:parent-style-name="Table_20_Contents">
      <style:text-properties officeooo:paragraph-rsid="00274a4f"/>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style:style style:name="T7" style:family="text">
      <style:text-properties fo:language="el" fo:country="GR" officeooo:rsid="0016e213"/>
    </style:style>
    <style:style style:name="T8" style:family="text">
      <style:text-properties fo:language="el" fo:country="GR" officeooo:rsid="0017a396"/>
    </style:style>
    <style:style style:name="T9" style:family="text">
      <style:text-properties fo:language="el" fo:country="GR" officeooo:rsid="001a1e6a"/>
    </style:style>
    <style:style style:name="T10" style:family="text">
      <style:text-properties fo:language="el" fo:country="GR" officeooo:rsid="001bd579"/>
    </style:style>
    <style:style style:name="T11" style:family="text">
      <style:text-properties fo:language="el" fo:country="GR" officeooo:rsid="001c4009"/>
    </style:style>
    <style:style style:name="T12" style:family="text">
      <style:text-properties fo:language="el" fo:country="GR" officeooo:rsid="001c5c9c"/>
    </style:style>
    <style:style style:name="T13" style:family="text">
      <style:text-properties fo:language="en" fo:country="US" officeooo:rsid="0016e213"/>
    </style:style>
    <style:style style:name="T14" style:family="text">
      <style:text-properties officeooo:rsid="001e4d8d"/>
    </style:style>
    <style:style style:name="T15" style:family="text">
      <style:text-properties officeooo:rsid="001e7964"/>
    </style:style>
    <style:style style:name="T16" style:family="text">
      <style:text-properties officeooo:rsid="001ec1db"/>
    </style:style>
    <style:style style:name="T17" style:family="text">
      <style:text-properties officeooo:rsid="00200e3c"/>
    </style:style>
    <style:style style:name="T18" style:family="text">
      <style:text-properties officeooo:rsid="0021c4e8"/>
    </style:style>
    <style:style style:name="T19" style:family="text">
      <style:text-properties officeooo:rsid="00238e1a"/>
    </style:style>
    <style:style style:name="T20" style:family="text">
      <style:text-properties officeooo:rsid="00255075"/>
    </style:style>
    <style:style style:name="T21" style:family="text">
      <style:text-properties officeooo:rsid="00267649"/>
    </style:style>
    <style:style style:name="T22" style:family="text">
      <style:text-properties officeooo:rsid="002707fc"/>
    </style:style>
    <style:style style:name="T23" style:family="text">
      <style:text-properties officeooo:rsid="00274a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568764764464">
          <table:table-cell table:style-name="Table1.A1" office:value-type="string">
            <text:p text:style-name="P11">ΚΕΠΗΑΛΑΙΟΝ ΕΞΚΑΙΔΕΚΑ<text:line-break/>ΠΕΡΙ ΤΟΥ ΔΙΠΡΟΣΩΠΟΥ</text:p>
          </table:table-cell>
          <table:table-cell table:style-name="Table1.A1" office:value-type="string">
            <text:p text:style-name="P7">CHAPTER SEVENTEEN</text:p>
            <text:p text:style-name="P7">THE MAN WITH TWO FACES</text:p>
          </table:table-cell>
        </table:table-row>
        <table:table-row table:style-name="TableLine2568764474576">
          <table:table-cell table:style-name="Table1.A1" office:value-type="string">
            <text:p text:style-name="P10">Κίουρος ἦν ἄρα.</text:p>
          </table:table-cell>
          <table:table-cell table:style-name="Table1.A1" office:value-type="string">
            <text:p text:style-name="P10">It was Quirrell.</text:p>
          </table:table-cell>
        </table:table-row>
        <table:table-row table:style-name="TableLine2568764457440">
          <table:table-cell table:style-name="Table1.A1" office:value-type="string">
            <text:p text:style-name="P10">Ἀλλ’ ἦ καὶ σύ; ἔφη ὁ Ἅρειος κεχηνὼς ἅμα.</text:p>
          </table:table-cell>
          <table:table-cell table:style-name="Table1.A1" office:value-type="string">
            <text:p text:style-name="P10">"You!" gasped Harry.</text:p>
          </table:table-cell>
        </table:table-row>
        <table:table-row table:style-name="TableLine2568764471584">
          <table:table-cell table:style-name="Table1.A1" office:value-type="string">
            <text:p text:style-name="P10">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10">Quirrell smiled. His face wasn't twitching at all. Me," he said calmly. "I wondered whether I'd be meeting you here, Potter."</text:p>
          </table:table-cell>
        </table:table-row>
        <table:table-row table:style-name="TableLine2568764471856">
          <table:table-cell table:style-name="Table1.A1" office:value-type="string">
            <text:p text:style-name="P10">Ἀλλ’ ὁ Σίναπυς, ὡς ᾠήθην -</text:p>
          </table:table-cell>
          <table:table-cell table:style-name="Table1.A1" office:value-type="string">
            <text:p text:style-name="P10">"But I thought -- Snape --"</text:p>
          </table:table-cell>
        </table:table-row>
        <table:table-row table:style-name="TableLine2568764472128">
          <table:table-cell table:style-name="Table1.A1" office:value-type="string">
            <text:p text:style-name="P8"><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10">"Severus?" Quirrell laughed, and it wasn't his usual quivering treble, either, but cold and sharp.</text:p>
          </table:table-cell>
        </table:table-row>
        <table:table-row table:style-name="TableLine2568764472400">
          <table:table-cell table:style-name="Table1.A1" office:value-type="string">
            <text:p text:style-name="P2">Εἶκός, ἔφη. τοῦ γὰρ Σεουέρου ἐστὶ</text:p>
            <text:p text:style-name="P8">τοῦτο τὸ πρᾶγμα, ὡς φαίνεται.</text:p>
          </table:table-cell>
          <table:table-cell table:style-name="Table1.A1" office:value-type="string">
            <text:p text:style-name="P10">"Yes, Severus does seem the type, doesn't he? </text:p>
          </table:table-cell>
        </table:table-row>
        <table:table-row table:style-name="TableLine2568764472672">
          <table:table-cell table:style-name="Table1.A1" office:value-type="string">
            <text:p text:style-name="P8">ὥστε πάνυ συνέφερεν ἐμοὶ τὸ περιπέτεσθαι ἐκεῖνον καθάπερ νυκτερὶς ὑπερμεγάλη.</text:p>
          </table:table-cell>
          <table:table-cell table:style-name="Table1.A1" office:value-type="string">
            <text:p text:style-name="P8">So useful to have him swooping around like an overgrown bat.</text:p>
          </table:table-cell>
        </table:table-row>
        <table:table-row table:style-name="TableLine2568764458256">
          <table:table-cell table:style-name="Table1.A1" office:value-type="string">
            <text:p text:style-name="P2">ἀλλὰ γὰρ παρ’ αὐτὸν τίς ὑποπτεύοι ἂν τὸν βατταρίζοντα τοῦτον τὸν ἄθλιον,</text:p>
            <text:p text:style-name="P8">τὸν σοφιστὴν Κίουρον; καί ταῦτα λέγων προσεποιεῖτο αὖθις τὴν εἰθισμένην βαττολογίαν.</text:p>
          </table:table-cell>
          <table:table-cell table:style-name="Table1.A1" office:value-type="string">
            <text:p text:style-name="P8">Next to him, who would suspect p-p-poor, st-stuttering P-Professor Quirrell?"</text:p>
          </table:table-cell>
        </table:table-row>
        <table:table-row table:style-name="TableLine2568764515920">
          <table:table-cell table:style-name="Table1.A1" office:value-type="string">
            <text:p text:style-name="P8">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8">Harry couldn't take it in. This couldn't be true, it couldn't.</text:p>
          </table:table-cell>
        </table:table-row>
        <table:table-row table:style-name="TableLine2568764517824">
          <table:table-cell table:style-name="Table1.A1" office:value-type="string">
            <text:p text:style-name="P12">Ἀλλ’ ὁ Σίναπυς ἤθελεν ἀποκτεῖναί με.</text:p>
          </table:table-cell>
          <table:table-cell table:style-name="Table1.A1" office:value-type="string">
            <text:p text:style-name="P12">"But Snape tried to kill me!"</text:p>
          </table:table-cell>
        </table:table-row>
        <table:table-row table:style-name="TableLine2568764518368">
          <table:table-cell table:style-name="Table1.A1" office:value-type="string">
            <text:p text:style-name="P12">Οὐδαμῶς. ἐγὼ μὲν οὖν ἠθέλησα.</text:p>
          </table:table-cell>
          <table:table-cell table:style-name="Table1.A1" office:value-type="string">
            <text:p text:style-name="P12">"No, no, no. I tried to kill you.</text:p>
          </table:table-cell>
        </table:table-row>
        <table:table-row table:style-name="TableLine2568700335440">
          <table:table-cell table:style-name="Table1.A1" office:value-type="string">
            <text:p text:style-name="P9"><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9">Your friend Miss Granger accidentally knocked me over as she rushed to set fire to Snape at that Quidditch match. She broke my eye contact with you.</text:p>
          </table:table-cell>
        </table:table-row>
        <table:table-row table:style-name="TableLine2568700344960">
          <table:table-cell table:style-name="Table1.A1" office:value-type="string">
            <text:p text:style-name="P9">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9">Another few seconds and I'd have got you off that broom. I'd have managed it before then if Snape hadn't been muttering a countercurse, trying to save you."</text:p>
          </table:table-cell>
        </table:table-row>
        <table:table-row table:style-name="TableLine2568700346048">
          <table:table-cell table:style-name="Table1.A1" office:value-type="string">
            <text:p text:style-name="P9">Καὶ δῆτα λέγεις ὅτι ἐκεῖνος σῶσαί με ἐπεχείρει;</text:p>
          </table:table-cell>
          <table:table-cell table:style-name="Table1.A1" office:value-type="string">
            <text:p text:style-name="P9">"Snape was trying to save me?"</text:p>
          </table:table-cell>
        </table:table-row>
        <table:table-row table:style-name="TableLine2568700375696">
          <table:table-cell table:style-name="Table1.A1" office:value-type="string">
            <text:p text:style-name="P9">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9">"Of course," said Quirrell coolly. "Why do you think he wanted to referee your next match?”</text:p>
          </table:table-cell>
        </table:table-row>
        <table:table-row table:style-name="TableLine2568700379232">
          <table:table-cell table:style-name="Table1.A1" office:value-type="string">
            <text:p text:style-name="P9">ἀλλ’ ὅπως μὴ ἐγὼ ταῦτὰ πάλιν αὖ πειραθῶ δήπου.</text:p>
          </table:table-cell>
          <table:table-cell table:style-name="Table1.A1" office:value-type="string">
            <text:p text:style-name="P9">“He was trying to make sure I didn't do it again.”</text:p>
          </table:table-cell>
        </table:table-row>
        <table:table-row table:style-name="TableLine2568700379776">
          <table:table-cell table:style-name="Table1.A1" office:value-type="string">
            <text:p text:style-name="P9">ἐμβροντησία. οὐ γὰρ ἐξῆν ἐμοὶ οὐδὲν ποιῆσαι θεωροῦντος τοῦ Διμπλοδώρου.</text:p>
          </table:table-cell>
          <table:table-cell table:style-name="Table1.A1" office:value-type="string">
            <text:p text:style-name="P9">“Funny, really... he needn't have bothered. I couldn't do anything with Dumbledore watching.”</text:p>
          </table:table-cell>
        </table:table-row>
        <table:table-row table:style-name="TableLine2568700371616">
          <table:table-cell table:style-name="Table1.A19" office:value-type="string">
            <text:p text:style-name="P3">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9">“All the other teachers thought Snape was trying to stop Gryffindor from winning, he did make himself unpopular... and what a waste of time, when after all that, I'm going to kill you tonight."</text:p>
          </table:table-cell>
        </table:table-row>
        <table:table-row table:style-name="TableLine2568700383312">
          <table:table-cell table:style-name="Table1.A1" office:value-type="string">
            <text:p text:style-name="P9">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9">Quirrell snapped his fingers. Ropes sprang out of thin air and wrapped themselves tightly around Harry.</text:p>
          </table:table-cell>
        </table:table-row>
        <table:table-row table:style-name="TableLine2568700376784">
          <table:table-cell table:style-name="Table1.A1" office:value-type="string">
            <text:p text:style-name="P13">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3">"You're too nosy to live, Potter. Scurrying around the school on Halloween like that, for all I knew you'd seen me coming to look at what was guarding <text:soft-page-break/>the Stone."</text:p>
          </table:table-cell>
        </table:table-row>
        <table:table-row table:style-name="TableLine2568700380048">
          <table:table-cell table:style-name="Table1.A1" office:value-type="string">
            <text:p text:style-name="P13"><text:span text:style-name="T5">Ἦ</text:span> καὶ σύ γε τὸν Τρωγλοδύτην εἶσήγαγες;</text:p>
          </table:table-cell>
          <table:table-cell table:style-name="Table1.A1" office:value-type="string">
            <text:p text:style-name="P13">"You let the troll in?"</text:p>
          </table:table-cell>
        </table:table-row>
        <table:table-row table:style-name="TableLine2568700380864">
          <table:table-cell table:style-name="Table1.A1" office:value-type="string">
            <text:p text:style-name="P13"><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3">"Certainly. I have a special gift with trolls -- you must have seen what I did to the one in the chamber back there?</text:p>
          </table:table-cell>
        </table:table-row>
        <table:table-row table:style-name="TableLine2568700381136">
          <table:table-cell table:style-name="Table1.A1" office:value-type="string">
            <text:p text:style-name="P13">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3">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style-name="TableLine2568700384672">
          <table:table-cell table:style-name="Table1.A1" office:value-type="string">
            <text:p text:style-name="P4">ἀλλ’ ἠρέμησον, ὦ Ποτέρ, αὐτοῦ μένων ἐν ᾧ ἐξετάζω τοῦτο τὸ κάτοπτρον· ἀξιόλογον γάρ ἐστιν.</text:p>
          </table:table-cell>
          <table:table-cell table:style-name="Table1.A1" office:value-type="string">
            <text:p text:style-name="P13">"Now, wait quietly, Potter. I need to examine this interesting mirror.</text:p>
          </table:table-cell>
        </table:table-row>
        <table:table-row table:style-name="TableLine2568830450512">
          <table:table-cell table:style-name="Table1.A1" office:value-type="string">
            <text:p text:style-name="P4">καὶ τότε ὁ”Αρειος ἐγνώρισε τὸ ὄπισθεν τοῦ Κιούρου ἱδρυμένον ὅ τι τυγχάνει ὅν.</text:p>
          </table:table-cell>
          <table:table-cell table:style-name="Table1.A1" office:value-type="string">
            <text:p text:style-name="P13">It was only then that Harry realized what was standing behind Quirrell.</text:p>
          </table:table-cell>
        </table:table-row>
        <table:table-row table:style-name="TableLine2568830455408">
          <table:table-cell table:style-name="Table1.A1" office:value-type="string">
            <text:p text:style-name="P13">ἦν γὰρ τὸ ἔσοπτρον τοῦ ναιμύθιπε.</text:p>
          </table:table-cell>
          <table:table-cell table:style-name="Table1.A1" office:value-type="string">
            <text:p text:style-name="P13">It was the Mirror of Erised.</text:p>
          </table:table-cell>
        </table:table-row>
        <table:table-row table:style-name="TableLine2568830456224">
          <table:table-cell table:style-name="Table1.A1" office:value-type="string">
            <text:p text:style-name="P13">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3">"This mirror is the key to finding the Stone," Quirrell murmured, tapping his way around the frame.</text:p>
          </table:table-cell>
        </table:table-row>
        <table:table-row table:style-name="TableLine2568830463840">
          <table:table-cell table:style-name="Table1.A1" office:value-type="string">
            <text:p text:style-name="P13">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3">"Trust Dumbledore to come up with something like this... but he's in London... I'll be far away by the time he gets back...."</text:p>
          </table:table-cell>
        </table:table-row>
        <table:table-row table:style-name="TableLine2568830455952">
          <table:table-cell table:style-name="Table1.A1" office:value-type="string">
            <text:p text:style-name="P13">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3">All Harry could think of doing was to keep Quirrell talking and stop him from concentrating on the mirror.</text:p>
          </table:table-cell>
        </table:table-row>
        <table:table-row table:style-name="TableLine2568830456496">
          <table:table-cell table:style-name="Table1.A1" office:value-type="string">
            <text:p text:style-name="P13">Εἶδον σέ, ἔφη, καί τὸν Σίναπυν ἐν τῇ ὕλῃ -</text:p>
          </table:table-cell>
          <table:table-cell table:style-name="Table1.A1" office:value-type="string">
            <text:p text:style-name="P13">"I saw you and Snape in the forest --" he blurted out.</text:p>
            <text:p text:style-name="P13"/>
          </table:table-cell>
        </table:table-row>
        <table:table-row table:style-name="TableLine2568830460032">
          <table:table-cell table:style-name="Table1.A1" office:value-type="string">
            <text:p text:style-name="P13">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3">"Yes," said Quirrell idly, walking around the mirror to look at the back.</text:p>
          </table:table-cell>
        </table:table-row>
        <table:table-row table:style-name="TableLine2568830452416">
          <table:table-cell table:style-name="Table1.A1" office:value-type="string">
            <text:p text:style-name="P13">Ἐξίχνευε γὰρ θέλων μαθεῖν ὅ τι καὶ ἔγνωκα ἤδη.</text:p>
          </table:table-cell>
          <table:table-cell table:style-name="Table1.A1" office:value-type="string">
            <text:p text:style-name="P13">"He was on to me by that time, trying to find out how far I'd got.</text:p>
          </table:table-cell>
        </table:table-row>
        <table:table-row table:style-name="TableLine2568830455680">
          <table:table-cell table:style-name="Table1.A1" office:value-type="string">
            <text:p text:style-name="P13">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3">He suspected me all along. Tried to frighten me - as though he could, when I had Lord Voldemort on my side...."</text:p>
          </table:table-cell>
        </table:table-row>
        <table:table-row table:style-name="TableLine2568830453776">
          <table:table-cell table:style-name="Table1.A1" office:value-type="string">
            <text:p text:style-name="P13">καί πάλιν ἐλθὼν ἀπὸ τοῦ ὀπίσω ἀτενὲς ἐδεδόρκετο εἰς τὸ κάτοπτρον.</text:p>
          </table:table-cell>
          <table:table-cell table:style-name="Table1.A1" office:value-type="string">
            <text:p text:style-name="P13">Quirrell came back out from behind the mirror and stared hungrily into it.</text:p>
          </table:table-cell>
        </table:table-row>
        <table:table-row table:style-name="TableLine2568830465200">
          <table:table-cell table:style-name="Table1.A1" office:value-type="string">
            <text:p text:style-name="P13">Τὴν λίθον ὁρῶ, ἔφη. δίδωμι δ’ αὐτὴν τῷ κυρίῳ. ἀλλὰ ποῦ ἐστίν;</text:p>
          </table:table-cell>
          <table:table-cell table:style-name="Table1.A1" office:value-type="string">
            <text:p text:style-name="P13">"I see the Stone... I'm presenting it to my master... but where is it?"</text:p>
          </table:table-cell>
        </table:table-row>
        <table:table-row table:style-name="TableLine2568830466560">
          <table:table-cell table:style-name="Table1.A1" office:value-type="string">
            <text:p text:style-name="P13">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3">Harry struggled against the ropes binding him, but they didn't give.</text:p>
          </table:table-cell>
        </table:table-row>
        <table:table-row table:style-name="TableLine2568830460576">
          <table:table-cell table:style-name="Table1.A1" office:value-type="string">
            <text:p text:style-name="P13">Καὶ μὴν ἔδει κωλῦσαι τὸν Κίουρον μὴ ὅλος εἶναι περὶ τοῦ κατόπτρου.</text:p>
          </table:table-cell>
          <table:table-cell table:style-name="Table1.A1" office:value-type="string">
            <text:p text:style-name="P13">He had to keep Quirrell from giving his whole attention to the mirror.</text:p>
          </table:table-cell>
        </table:table-row>
        <table:table-row table:style-name="TableLine2568830461392">
          <table:table-cell table:style-name="Table1.A1" office:value-type="string">
            <text:p text:style-name="P13"><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3">"But Snape always seemed to hate me so much."</text:p>
          </table:table-cell>
        </table:table-row>
        <table:table-row table:style-name="TableLine2568830460848">
          <table:table-cell table:style-name="Table1.A1" office:value-type="string">
            <text:p text:style-name="P13">Δυσχεραίνει δή, ἦ δ’ ὂς ὁ Κίουρος, <text:span text:style-name="T5">Ἡ</text:span>ρακλέους ἔχθραν τινὰ ἔχων.</text:p>
          </table:table-cell>
          <table:table-cell table:style-name="Table1.A1" office:value-type="string">
            <text:p text:style-name="P13">"Oh, he does," said Quirrell casually, "heavens, yes.</text:p>
          </table:table-cell>
        </table:table-row>
        <table:table-row table:style-name="TableLine2568830456768">
          <table:table-cell table:style-name="Table1.A1" office:value-type="string">
            <text:p text:style-name="P13">οὔκουν ἐκείνῳ ξυνῄδησθα συμμαθητῇ γεγενημένῳ <text:soft-page-break/>τοῦ σοῦ πατρός;</text:p>
          </table:table-cell>
          <table:table-cell table:style-name="Table1.A1" office:value-type="string">
            <text:p text:style-name="P13">He was at Hogwarts with your father, didn't you <text:soft-page-break/>know?</text:p>
          </table:table-cell>
        </table:table-row>
        <table:table-row table:style-name="TableLine2568830464112">
          <table:table-cell table:style-name="Table1.A1" office:value-type="string">
            <text:p text:style-name="P13">ἐμίσουν γὰρ ἀλλήλους.</text:p>
          </table:table-cell>
          <table:table-cell table:style-name="Table1.A1" office:value-type="string">
            <text:p text:style-name="P13">They loathed each other.</text:p>
          </table:table-cell>
        </table:table-row>
        <table:table-row table:style-name="TableLine2568830450240">
          <table:table-cell table:style-name="Table1.A1" office:value-type="string">
            <text:p text:style-name="P13">ἀλλ’ οὖν νεκρόν γε οὐκ ἐβούλετο ποιῆσαί σε.</text:p>
          </table:table-cell>
          <table:table-cell table:style-name="Table1.A1" office:value-type="string">
            <text:p text:style-name="P13">But he never wanted you dead."</text:p>
          </table:table-cell>
        </table:table-row>
        <table:table-row table:style-name="TableLine2568830457040">
          <table:table-cell table:style-name="Table1.A1" office:value-type="string">
            <text:p text:style-name="P13">Ἀλλα νεωστὶ σοῦ κλαίοντος ἀκούσας ἐδόξασα ἐκεῖνον ἀπειλη- τικὸν γενέσθαι.</text:p>
          </table:table-cell>
          <table:table-cell table:style-name="Table1.A1" office:value-type="string">
            <text:p text:style-name="P13">"But I heard you a few days ago, sobbing -- I thought Snape was threatening you...."</text:p>
          </table:table-cell>
        </table:table-row>
        <table:table-row table:style-name="TableLine2568830452688">
          <table:table-cell table:style-name="Table1.A1" office:value-type="string">
            <text:p text:style-name="P13">καὶ πρῶτον ὁ Κίουρος ἐδόκει φοβεῖσθαί τι.</text:p>
          </table:table-cell>
          <table:table-cell table:style-name="Table1.A1" office:value-type="string">
            <text:p text:style-name="P13">For the first time, a spasm of fear flitted across Quirrell's face.</text:p>
          </table:table-cell>
        </table:table-row>
        <table:table-row table:style-name="TableLine2568830461664">
          <table:table-cell table:style-name="Table1.A1" office:value-type="string">
            <text:p text:style-name="P13">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3">"Sometimes," he said, "I find it hard to follow my master's instructions -- he is a great wizard and I am weak --"</text:p>
          </table:table-cell>
        </table:table-row>
        <table:table-row table:style-name="TableLine2568830458128">
          <table:table-cell table:style-name="Table1.A1" office:value-type="string">
            <text:p text:style-name="P13">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3">"You mean he was there in the classroom with you?" Harry gasped.</text:p>
          </table:table-cell>
        </table:table-row>
        <table:table-row table:style-name="TableLine2568830454048">
          <table:table-cell table:style-name="Table1.A1" office:value-type="string">
            <text:p text:style-name="P13">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3">"He is with me wherever I go," said Quirrell quietly. "I met him when I traveled around the world. A foolish young man I was then, full of ridiculous ideas about good and evil. Lord Voldemort showed me how wrong I was.</text:p>
          </table:table-cell>
        </table:table-row>
        <table:table-row table:style-name="TableLine2568830457312">
          <table:table-cell table:style-name="Table1.A1" office:value-type="string">
            <text:p text:style-name="P4">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3">There is no good and evil, there is only power, and those too weak to seek it....</text:p>
          </table:table-cell>
        </table:table-row>
        <table:table-row table:style-name="TableLine2568830461120">
          <table:table-cell table:style-name="Table1.A1" office:value-type="string">
            <text:p text:style-name="P4">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3">ἔφριξε λέγων - οὐ γὰρ ῥᾳδίως συγγιγνώσκει ἐκεῖνος τοῖς ἡμαρ-τηκόσι· καὶ μάλιστ’ ἐμοὶ ἠγανάκτησε σφαλέντι τοῦ μὴ κλέψαι τὴν</text:p>
            <text:p text:style-name="P13">λίθον ἐκ Γριγγώτου.</text:p>
          </table:table-cell>
          <table:table-cell table:style-name="Table1.A1" office:value-type="string">
            <text:p text:style-name="P13">“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style-name="TableLine2568830459216">
          <table:table-cell table:style-name="Table1.A1" office:value-type="string">
            <text:p text:style-name="P13">ὥστε τιμωρίαις μετῆλθέ με ... ἔδοξε γὰρ αὐτῷ ἀκριβέστερον ἐπιτηρεῖν με ...</text:p>
          </table:table-cell>
          <table:table-cell table:style-name="Table1.A1" office:value-type="string">
            <text:p text:style-name="P13">“He punished me... decided he would have to keep a closer watch on me...."</text:p>
          </table:table-cell>
        </table:table-row>
        <table:table-row table:style-name="TableLine2568830462208">
          <table:table-cell table:style-name="Table1.A1" office:value-type="string">
            <text:p text:style-name="P13">κα<text:span text:style-name="T5">ὶ</text:span> οὗτος μὲν κατὰ μικρὸν ἐσιώπα<text:span text:style-name="T5">·</text:span></text:p>
          </table:table-cell>
          <table:table-cell table:style-name="Table1.A1" office:value-type="string">
            <text:p text:style-name="P13">Quirrell's voice trailed away.</text:p>
          </table:table-cell>
        </table:table-row>
        <table:table-row table:style-name="TableLine2568830464928">
          <table:table-cell table:style-name="Table1.A1" office:value-type="string">
            <text:p text:style-name="P14">ὁ δ’ ’Άρειος ἐμνημό- νευε τὰ τοῦ Στενωποῦ Διάγοντος. πῶς γὰρ οὕτω γενέσθαι ἀνόητος;</text:p>
          </table:table-cell>
          <table:table-cell table:style-name="Table1.A1" office:value-type="string">
            <text:p text:style-name="P14">Harry was remembering his trip to Diagon Alley -how could he have been so stupid?</text:p>
          </table:table-cell>
        </table:table-row>
        <table:table-row table:style-name="TableLine2568830461936">
          <table:table-cell table:style-name="Table1.A1" office:value-type="string">
            <text:p text:style-name="P14">αὐτόπτης γὰρ ι’δὼν τότε τὸν Κίουρον δεξιώσασθαι ἐν τῷ Λέβητι Διαβρόχῳ.</text:p>
          </table:table-cell>
          <table:table-cell table:style-name="Table1.A1" office:value-type="string">
            <text:p text:style-name="P14">He'd seen Quirrell there that very day, shaken hands with him in the Leaky Cauldron.</text:p>
          </table:table-cell>
        </table:table-row>
        <table:table-row table:style-name="TableLine2568830454320">
          <table:table-cell table:style-name="Table1.A1" office:value-type="string">
            <text:p text:style-name="P14">ὁ δ’ ἠρέμα ἀρὰς ἠρᾶτο.</text:p>
          </table:table-cell>
          <table:table-cell table:style-name="Table1.A1" office:value-type="string">
            <text:p text:style-name="P14">Quirrell cursed under his breath.</text:p>
          </table:table-cell>
        </table:table-row>
        <table:table-row table:style-name="TableLine2568830454592">
          <table:table-cell table:style-name="Table1.A1" office:value-type="string">
            <text:p text:style-name="P14">Οὐ γὰρ ξυνίημι τοῦτο· ἦ καὶ ἐντὸς τοῦ κατόπτρου που τὴν λίθον εὑρήσομαι;</text:p>
          </table:table-cell>
          <table:table-cell table:style-name="Table1.A1" office:value-type="string">
            <text:p text:style-name="P14">"I don't understand... is the Stone inside the mirror?</text:p>
          </table:table-cell>
        </table:table-row>
        <table:table-row table:style-name="TableLine2568830464656">
          <table:table-cell table:style-name="Table1.A1" office:value-type="string">
            <text:p text:style-name="P14">ἦ διαρρῆξαι χρὴ αὐτό;</text:p>
          </table:table-cell>
          <table:table-cell table:style-name="Table1.A1" office:value-type="string">
            <text:p text:style-name="P14">Should I break it?"</text:p>
          </table:table-cell>
        </table:table-row>
        <table:table-row table:style-name="TableLine2568830457584">
          <table:table-cell table:style-name="Table1.A1" office:value-type="string">
            <text:p text:style-name="P14">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4">Harry's mind was racing. What I want more than anything else in the world at the moment, he thought, is to find the Stone before Quirrell does.</text:p>
          </table:table-cell>
        </table:table-row>
        <table:table-row table:style-name="TableLine2568830457856">
          <table:table-cell table:style-name="Table1.A1" office:value-type="string">
            <text:p text:style-name="P14">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4">So if I look in the mirror, I should see myseff finding it -- which means I'll see where it's hidden!</text:p>
          </table:table-cell>
        </table:table-row>
        <table:table-row table:style-name="TableLine2568830460304">
          <table:table-cell table:style-name="Table1.A1" office:value-type="string">
            <text:p text:style-name="P14">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4">But how can I look without Quirrell realizing what I'm up to?</text:p>
          </table:table-cell>
        </table:table-row>
        <table:table-row table:style-name="TableLine2568830465472">
          <table:table-cell table:style-name="Table1.A1" office:value-type="string">
            <text:p text:style-name="P14">καὶ ἤθελε μὲν κινεῖσθαι πρὸς ἀριστερὰν ὡς λήσων ἐκεῖνον εἷς τοῦμπροσθεν τοῦ κατόπτρου μεθιστάμενος, ἐσφάλη δέ τῆς ἐλπίδος</text:p>
            <text:p text:style-name="P14">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4">He tried to edge to the left, to get in front of the glass without Quirrell noticing, but the ropes around his ankles were too tight: he tripped and fell over. Quirrell ignored him. He was still talking to himself.</text:p>
          </table:table-cell>
        </table:table-row>
        <table:table-row table:style-name="TableLine2568830458400">
          <table:table-cell table:style-name="Table1.A1" office:value-type="string">
            <text:p text:style-name="P14">Ποίαν τόδε τὸ κάτοπτρον ε”χει δύναμιν; τί μηχανητέον; ὠφέλησον ἐμέ, ὦ κύριε.</text:p>
          </table:table-cell>
          <table:table-cell table:style-name="Table1.A1" office:value-type="string">
            <text:p text:style-name="P14">"What does this mirror do? How does it work? Help me, Master!"</text:p>
          </table:table-cell>
        </table:table-row>
        <table:table-row table:style-name="TableLine2568830454864">
          <table:table-cell table:style-name="Table1.A1" office:value-type="string">
            <text:p text:style-name="P14">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4">And to Harry's horror, a voice answered, and the voice seemed to come from Quirrell himself "Use the boy... Use the boy..."</text:p>
          </table:table-cell>
        </table:table-row>
        <table:table-row table:style-name="TableLine2568830462480">
          <table:table-cell table:style-name="Table1.A1" office:value-type="string">
            <text:p text:style-name="P14">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4">Quirrell rounded on Harry. "Yes -- Potter -- come here."</text:p>
          </table:table-cell>
        </table:table-row>
        <table:table-row table:style-name="TableLine2568830458672">
          <table:table-cell table:style-name="Table1.A1" office:value-type="string">
            <text:p text:style-name="P14">καί χερσὶ κροτήσαντος τοῦ Κιούρου, τὰ πείσματα χαμᾶζε ἔπεσε.</text:p>
          </table:table-cell>
          <table:table-cell table:style-name="Table1.A1" office:value-type="string">
            <text:p text:style-name="P14">He clapped his hands once, and the ropes binding Harry fell off.</text:p>
          </table:table-cell>
        </table:table-row>
        <table:table-row table:style-name="TableLine2568830452960">
          <table:table-cell table:style-name="Table1.A1" office:value-type="string">
            <text:p text:style-name="P14">λυθεὶς δέ ὁ <text:span text:style-name="T6">Ἅ</text:span>ρειος βραδέως ἀνέστη.</text:p>
          </table:table-cell>
          <table:table-cell table:style-name="Table1.A1" office:value-type="string">
            <text:p text:style-name="P14">Harry got slowly to his feet.</text:p>
          </table:table-cell>
        </table:table-row>
        <table:table-row table:style-name="TableLine2568830455136">
          <table:table-cell table:style-name="Table1.A1" office:value-type="string">
            <text:p text:style-name="P14">ἀλλ’ ἐκεῖνος μάλ’ αὖθις Δεῦρο, ἔφη.</text:p>
          </table:table-cell>
          <table:table-cell table:style-name="Table1.A1" office:value-type="string">
            <text:p text:style-name="P14">"Come here," Quirrell repeated.</text:p>
          </table:table-cell>
        </table:table-row>
        <table:table-row table:style-name="TableLine2568830465744">
          <table:table-cell table:style-name="Table1.A1" office:value-type="string">
            <text:p text:style-name="P14"><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4">"Look in the mirror and tell me what you see."</text:p>
          </table:table-cell>
        </table:table-row>
        <table:table-row table:style-name="TableLine2568830466016">
          <table:table-cell table:style-name="Table1.A1" office:value-type="string">
            <text:p text:style-name="P14">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4">Harry walked toward him. I must lie, he thought desperately.</text:p>
          </table:table-cell>
        </table:table-row>
        <table:table-row table:style-name="TableLine2568830458944">
          <table:table-cell table:style-name="Table1.A1" office:value-type="string">
            <text:p text:style-name="P14">βλέψαντα γὰρ δεῖ με ψεύσασθαι, μίας δὴ ταύτης λειπομένης ὁδοῦ.</text:p>
          </table:table-cell>
          <table:table-cell table:style-name="Table1.A1" office:value-type="string">
            <text:p text:style-name="P14">I must look and lie about what I see, that's all.</text:p>
          </table:table-cell>
        </table:table-row>
        <table:table-row table:style-name="TableLine2568830462752">
          <table:table-cell table:style-name="Table1.A1" office:value-type="string">
            <text:p text:style-name="P14">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4">Quirrell moved close behind him. Harry breathed in the funny smell that seemed to come from Quirrell's turban.</text:p>
          </table:table-cell>
        </table:table-row>
        <table:table-row table:style-name="TableLine2568830466288">
          <table:table-cell table:style-name="Table1.A1" office:value-type="string">
            <text:p text:style-name="P14">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4">He closed his eyes, stepped in front of the mirror, and opened them again. He saw his reflection, pale and scared-looking at first. But a moment later, the reflection smiled at him. </text:p>
          </table:table-cell>
        </table:table-row>
        <table:table-row table:style-name="TableLine2568830452144">
          <table:table-cell table:style-name="Table1.A1" office:value-type="string">
            <text:p text:style-name="P5">καὶ ἡ σκιὰ δεξιὰν <text:span text:style-name="T1">ε</text:span><text:span text:style-name="T6">ἰ</text:span><text:span text:style-name="T1">ς</text:span> θυλάκιον θεῖσα ἐξείλκυσε</text:p>
            <text:p text:style-name="P14">λίθον τινά αἶματοῦσσαν.</text:p>
          </table:table-cell>
          <table:table-cell table:style-name="Table1.A1" office:value-type="string">
            <text:p text:style-name="P14">It put its hand into its pocket and pulled out a blood-red stone.</text:p>
          </table:table-cell>
        </table:table-row>
        <table:table-row table:style-name="TableLine2568830463024">
          <table:table-cell table:style-name="Table1.A1" office:value-type="string">
            <text:p text:style-name="P14">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4">It winked and put the Stone back in its pocket -- and as it did so, Harry felt something heavy drop into his real pocket.</text:p>
          </table:table-cell>
        </table:table-row>
        <table:table-row table:style-name="TableLine2568830459488">
          <table:table-cell table:style-name="Table1.A1" office:value-type="string">
            <text:p text:style-name="P15">τῇ γὰρ λίθῳ, τὸ ἀπιστότατον, οὐκ οἶδ’ ὅπως ἐκέχρητο.</text:p>
          </table:table-cell>
          <table:table-cell table:style-name="Table1.A1" office:value-type="string">
            <text:p text:style-name="P6">Somehow -- incredibly -- he'd gotten the Stone.</text:p>
          </table:table-cell>
        </table:table-row>
        <table:table-row table:style-name="TableLine2568830459760">
          <table:table-cell table:style-name="Table1.A1" office:value-type="string">
            <text:p text:style-name="P15">ἐκεῖνος δέ πικρῶς Εἶὲν, ἔφη. τί ὁρᾷς;</text:p>
          </table:table-cell>
          <table:table-cell table:style-name="Table1.A1" office:value-type="string">
            <text:p text:style-name="P15">"Well?" said Quirrell impatiently. "What do you see?"</text:p>
          </table:table-cell>
        </table:table-row>
        <table:table-row table:style-name="TableLine2568830463296">
          <table:table-cell table:style-name="Table1.A1" office:value-type="string">
            <text:p text:style-name="P15"><text:span text:style-name="T7">Ἅ</text:span>ρειος δέ ξυστείλας ἑαυτόν Ὁρῶ γ’ ἐμαυτόν, <text:span text:style-name="T7">ἔ</text:span>φη ψευδόμενος, δεξιούμενον τὸν Διμπλόδωρον.</text:p>
          </table:table-cell>
          <table:table-cell table:style-name="Table1.A1" office:value-type="string">
            <text:p text:style-name="P15">Harry screwed up his courage. "I see myself shaking hands with Dumbledore," he invented. "I -- I've won the house cup for Gryffindor."</text:p>
          </table:table-cell>
        </table:table-row>
        <table:table-row table:style-name="TableLine2568830451600">
          <table:table-cell table:style-name="Table1.A1" office:value-type="string">
            <text:p text:style-name="P15">φέρομαι γὰρ τὴν Φιάλην τὴν Οἰκείαν ὑπὲρ τῶν Γρυφινδώρων.</text:p>
          </table:table-cell>
          <table:table-cell table:style-name="Table1.A1" office:value-type="string">
            <text:p text:style-name="P15">Quirrell cursed again.</text:p>
          </table:table-cell>
        </table:table-row>
        <table:table-row table:style-name="TableLine2568830450784">
          <table:table-cell table:style-name="Table1.A1" office:value-type="string">
            <text:p text:style-name="P15">ἀρὰς δέ πάλιν αὖ ἠράσατο ὁ Κίουρος. ’Άναγε σεαυτὸν ἐκ τοῦ μέσου.</text:p>
          </table:table-cell>
          <table:table-cell table:style-name="Table1.A1" office:value-type="string">
            <text:p text:style-name="P15">"Get out of the way," he said. </text:p>
          </table:table-cell>
        </table:table-row>
        <table:table-row table:style-name="TableLine2568830453232">
          <table:table-cell table:style-name="Table1.A1" office:value-type="string">
            <text:p text:style-name="P15">ἀπιὼν δ’ ἐκποδὼν ὁ <text:span text:style-name="T7">Ἅ</text:span>ρειος ᾔσθετο τῆς τοῦ <text:soft-page-break/>φιλοσόφου λίθου παρὰ τῷ μηρῷ κειμένης.</text:p>
          </table:table-cell>
          <table:table-cell table:style-name="Table1.A1" office:value-type="string">
            <text:p text:style-name="P15">As Harry moved aside, he felt the Sorcerer's Stone <text:soft-page-break/>against his leg.</text:p>
          </table:table-cell>
        </table:table-row>
        <table:table-row table:style-name="TableLine2568830464384">
          <table:table-cell table:style-name="Table1.A1" office:value-type="string">
            <text:p text:style-name="P15">ἆρα ἀποδράμῃ τολμήσας;</text:p>
          </table:table-cell>
          <table:table-cell table:style-name="Table1.A1" office:value-type="string">
            <text:p text:style-name="P15">Dare he make a break for it?</text:p>
          </table:table-cell>
        </table:table-row>
        <table:table-row table:style-name="TableLine2568830463568">
          <table:table-cell table:style-name="Table1.A1" office:value-type="string">
            <text:p text:style-name="P15">ἀλλ’ οὐ μακρὰν κεχώρηκε καὶ ἐφθέγξατό τις ὀξείᾳ τῇ φωνῇ, τοῦ Κιούρου τὰ χείλη οὗ κινοῦντος.</text:p>
          </table:table-cell>
          <table:table-cell table:style-name="Table1.A1" office:value-type="string">
            <text:p text:style-name="P15">But he hadn't walked five paces before a high voice spoke, though Quirrell wasn't moving his lips.</text:p>
          </table:table-cell>
        </table:table-row>
        <table:table-row table:style-name="TableLine2568830449696">
          <table:table-cell table:style-name="Table1.A1" office:value-type="string">
            <text:p text:style-name="P15">Ψεύδεται ψεύδεται.</text:p>
          </table:table-cell>
          <table:table-cell table:style-name="Table1.A1" office:value-type="string">
            <text:p text:style-name="P15">"He lies... He lies..."</text:p>
          </table:table-cell>
        </table:table-row>
        <table:table-row table:style-name="TableLine2568830449424">
          <table:table-cell table:style-name="Table1.A1" office:value-type="string">
            <text:p text:style-name="P15">καὶ ὁ Κίουρος κεκραγώς Οὗτος, ἔφη, δεῦρο, τοῦμπαλιν.</text:p>
          </table:table-cell>
          <table:table-cell table:style-name="Table1.A1" office:value-type="string">
            <text:p text:style-name="P15">"Potter, come back here!" Quirrell shouted.</text:p>
          </table:table-cell>
        </table:table-row>
        <table:table-row table:style-name="TableLine2568830449968">
          <table:table-cell table:style-name="Table1.A1" office:value-type="string">
            <text:p text:style-name="P15">ἀλήθευσον δή. τί ἄρτι εἶδες;</text:p>
          </table:table-cell>
          <table:table-cell table:style-name="Table1.A1" office:value-type="string">
            <text:p text:style-name="P15">"Tell me the truth! What did you just see?"</text:p>
          </table:table-cell>
        </table:table-row>
        <table:table-row table:style-name="TableLine2568830451056">
          <table:table-cell table:style-name="Table1.A1" office:value-type="string">
            <text:p text:style-name="P15">ἡ δ’ ὀξεῖα φωνὴ αὖθις ’Έα με προσειπεῖν κατὰ στόμα αὐτοῦ.</text:p>
          </table:table-cell>
          <table:table-cell table:style-name="Table1.A1" office:value-type="string">
            <text:p text:style-name="P15">The high voice spoke again. "Let me speak to him... face-to-face..."</text:p>
          </table:table-cell>
        </table:table-row>
        <table:table-row table:style-name="TableLine2568830451328">
          <table:table-cell table:style-name="Table1.A1" office:value-type="string">
            <text:p text:style-name="P15">Ὦ κύριε, ἀλλ’ ἀσθενέστερος ε<text:span text:style-name="T7">ἶ...</text:span> </text:p>
          </table:table-cell>
          <table:table-cell table:style-name="Table1.A1" office:value-type="string">
            <text:p text:style-name="P15">"Master, you are not strong enough!"</text:p>
          </table:table-cell>
        </table:table-row>
        <table:table-row table:style-name="TableLine2568830451872">
          <table:table-cell table:style-name="Table1.A1" office:value-type="string">
            <text:p text:style-name="P15">Σθένω γοῦν τοσόνδε.... </text:p>
          </table:table-cell>
          <table:table-cell table:style-name="Table1.A1" office:value-type="string">
            <text:p text:style-name="P15">"I have strength enough... for this...."</text:p>
          </table:table-cell>
        </table:table-row>
        <table:table-row table:style-name="TableLine2568830453504">
          <table:table-cell table:style-name="Table1.A1" office:value-type="string">
            <text:p text:style-name="P15">ὁ δ’ <text:span text:style-name="T7">Ἅ</text:span>ρειος ἀκίνητος εἱστήκει γῆθεν ἐρριζωμένος ὥσπερ τῷ Πλουτῶνος Θήρατρῳ καταδεδεμένος.</text:p>
          </table:table-cell>
          <table:table-cell table:style-name="Table1.A1" office:value-type="string">
            <text:p text:style-name="P15">Harry felt as if <text:span text:style-name="T13">the </text:span>Devil's Snare was rooting him to the spot. He couldn't move a muscle. </text:p>
          </table:table-cell>
        </table:table-row>
        <table:table-row table:style-name="TableLine2568830482064">
          <table:table-cell table:style-name="Table1.A1" office:value-type="string">
            <text:p text:style-name="P15">περιδεὴς δέ θεᾶται τὸν Κίουρον ἕως χεῖρα πρὸς κεφαλὴν ἐπιθεὶς τὴν μίτραν ἀνελίττει.</text:p>
          </table:table-cell>
          <table:table-cell table:style-name="Table1.A1" office:value-type="string">
            <text:p text:style-name="P15">Petrified, he watched as Quirrell reached up and began to unwrap his turban.</text:p>
          </table:table-cell>
        </table:table-row>
        <table:table-row table:style-name="TableLine2568830474720">
          <table:table-cell table:style-name="Table1.A1" office:value-type="string">
            <text:p text:style-name="P15"><text:s/>ἀλλὰ τί δαὶ γίγνεται;</text:p>
          </table:table-cell>
          <table:table-cell table:style-name="Table1.A1" office:value-type="string">
            <text:p text:style-name="P15">What was going on?</text:p>
          </table:table-cell>
        </table:table-row>
        <table:table-row table:style-name="TableLine2568830473904">
          <table:table-cell table:style-name="Table1.A1" office:value-type="string">
            <text:p text:style-name="P15">τῆς δέ μίτρας ἀποπεσούσης, τὸ Κιούρου πρόσωπον σμικρὸν ἐδόκει θαυμαστῶς ὡς.</text:p>
          </table:table-cell>
          <table:table-cell table:style-name="Table1.A1" office:value-type="string">
            <text:p text:style-name="P15">The turban fell away. Quirrell's head looked strangely small without it.</text:p>
          </table:table-cell>
        </table:table-row>
        <table:table-row table:style-name="TableLine2568830477440">
          <table:table-cell table:style-name="Table1.A1" office:value-type="string">
            <text:p text:style-name="P16">καὶ ἔπειτα τὸν τράχηλον περιάγων μεταστρέφεται.</text:p>
          </table:table-cell>
          <table:table-cell table:style-name="Table1.A1" office:value-type="string">
            <text:p text:style-name="P16">Then he turned slowly on the spot.</text:p>
          </table:table-cell>
        </table:table-row>
        <table:table-row table:style-name="TableLine2568830482336">
          <table:table-cell table:style-name="Table1.A1" office:value-type="string">
            <text:p text:style-name="P16"><text:span text:style-name="T8">Ἅ</text:span>ρειος δ’ ὀξύτατα ἐκέκραγεν ἂν εἰ μὴ ἄφωνος ἐγένετο.</text:p>
          </table:table-cell>
          <table:table-cell table:style-name="Table1.A1" office:value-type="string">
            <text:p text:style-name="P16">Harry would have screamed, but he couldn't make a sound.</text:p>
          </table:table-cell>
        </table:table-row>
        <table:table-row table:style-name="TableLine2568830483968">
          <table:table-cell table:style-name="Table1.A1" office:value-type="string">
            <text:p text:style-name="P16">ἐκεῖ γὰρ ὅπου οὐδέν ὤφελες <text:span text:style-name="T8">ἰ</text:span>δεῖν ε<text:span text:style-name="T8">ἰ</text:span> μὴ αὐτὴν τὴν κεφαλὴν τὴν κατὰ νῶτον, πρόσωπον ἦν <text:span text:style-name="T8">ἰ</text:span>δεῖν, πρόσωπον δὴ δεινότατον πάντων ὅσα ἑωράκει ποτὲ ὁ <text:span text:style-name="T8">Ἅ</text:span>ρειος.</text:p>
          </table:table-cell>
          <table:table-cell table:style-name="Table1.A1" office:value-type="string">
            <text:p text:style-name="P16">Where there should have been a back to Quirrell's head, there was a face, the most terrible face Harry had ever seen.</text:p>
          </table:table-cell>
        </table:table-row>
        <table:table-row table:style-name="TableLine2568830473360">
          <table:table-cell table:style-name="Table1.A1" office:value-type="string">
            <text:p text:style-name="P17">γύψου γὰρ ἦν λευκότερον τὸ εἶδος, γοργὸν δέ ὀφθαλμοῖς κοκκίνοις. ἀντὶ δέ ῥινῶν παρεῖχε τμήματα σμικρὰ καθάπερ δράκων.</text:p>
          </table:table-cell>
          <table:table-cell table:style-name="Table1.A1" office:value-type="string">
            <text:p text:style-name="P17">It was chalk white with glaring red eyes and slits for nostrils, like a snake.</text:p>
          </table:table-cell>
        </table:table-row>
        <table:table-row table:style-name="TableLine2568830471456">
          <table:table-cell table:style-name="Table1.A1" office:value-type="string">
            <text:p text:style-name="P17">κα<text:span text:style-name="T9">ὶ</text:span> σισυρίζων <text:span text:style-name="T9">Ἅ</text:span>ρειος, ἔφη, Ποτήρ.</text:p>
          </table:table-cell>
          <table:table-cell table:style-name="Table1.A1" office:value-type="string">
            <text:p text:style-name="P17">"Harry Potter..." it whispered.</text:p>
          </table:table-cell>
        </table:table-row>
        <table:table-row table:style-name="TableLine2568830482880">
          <table:table-cell table:style-name="Table1.A1" office:value-type="string">
            <text:p text:style-name="P17">ὁ δ’ Ἅρειος ἤθελε μέν ἀνακρούσασθαι ἐπὶ πρύμνην, κινεῖσθαι δ’ οὐκ ἐδυνήθη.</text:p>
          </table:table-cell>
          <table:table-cell table:style-name="Table1.A1" office:value-type="string">
            <text:p text:style-name="P17">Harry tried to take a step backward but his legs wouldn't move.</text:p>
          </table:table-cell>
        </table:table-row>
        <table:table-row table:style-name="TableLine2568830473632">
          <table:table-cell table:style-name="Table1.A1" office:value-type="string">
            <text:p text:style-name="P17">καὶ τὸ πρόσωπον Ἰδού, ἔφη. οἵαν δὴ οἵαν μετάστασιν δέδορκας.</text:p>
          </table:table-cell>
          <table:table-cell table:style-name="Table1.A1" office:value-type="string">
            <text:p text:style-name="P17">"See what I have become?" the face said.</text:p>
          </table:table-cell>
        </table:table-row>
        <table:table-row table:style-name="TableLine2568830470640">
          <table:table-cell table:style-name="Table1.A1" office:value-type="string">
            <text:p text:style-name="P17">σκιὰ γὰρ γενόμενος καί ὁμίχλη σχῆμα οὗ παρέχω εἰμὴ σώματος ἀλλοτρίου ἔξεστί μοι κοινωνεῖν. ἀλλ’ ὑπάρχουσιν ἀεὶ οἱ τοιοῦτοι προσδέξασθαί με <text:span text:style-name="T1">ε</text:span><text:span text:style-name="T9">ἰ</text:span><text:span text:style-name="T1">ς</text:span> τὴν ψυχὴν βουλόμενοι. καί τὸ αἷμα τὸ τοῦ μονοκέρω ἵππου νεωστὶ δεξάμενος πάνυ ἐρρώμην· κατεῖδες γὰρ τὸν βέλτιστον Κίουρον ὑπέρ ἐμοῦ πίνοντα ἐν τῇ ὕλῃ. Κεκτημένος δέ τὸ τῆς ζωῆς φάρμακον, δυνήσομαι ἴδιον ποιεῖσθαι σῶμα λοιπόν τί ο<text:span text:style-name="T9">ὐ</text:span> δώσεις μοι τὴν ἐν τῴ θυλακίῳ λίθον, <text:span text:style-name="T9">ἔ</text:span>γνωκε γάρ.</text:p>
          </table:table-cell>
          <table:table-cell table:style-name="Table1.A1" office:value-type="string">
            <text:p text:style-name="P17">"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So he knew.</text:p>
          </table:table-cell>
        </table:table-row>
        <table:table-row table:style-name="TableLine2568830482608">
          <table:table-cell table:style-name="Table1.A1" office:value-type="string">
            <text:p text:style-name="P17">ἐξαίφνης δ’ αὖ αἴσθησιν ἔχων τῶν σκελῶν πρὸς</text:p>
            <text:p text:style-name="P17">τούπίσω ἐκαλινδεῖτο.</text:p>
          </table:table-cell>
          <table:table-cell table:style-name="Table1.A1" office:value-type="string">
            <text:p text:style-name="P17">The feeling suddenly surged back into Harry's legs. He stumbled backward.</text:p>
          </table:table-cell>
        </table:table-row>
        <table:table-row table:style-name="TableLine2568830481792">
          <table:table-cell table:style-name="Table1.A1" office:value-type="string">
            <text:p text:style-name="P17">Οὐ σωφρονήσεις; σεσηρότως εἶπε τὸ πρόσωπον. </text:p>
          </table:table-cell>
          <table:table-cell table:style-name="Table1.A1" office:value-type="string">
            <text:p text:style-name="P17">"Don't be a fool," snarled the face.</text:p>
          </table:table-cell>
        </table:table-row>
        <table:table-row table:style-name="TableLine2568830473088">
          <table:table-cell table:style-name="Table1.A1" office:value-type="string">
            <text:p text:style-name="P17">ἄμεινον γὰρ σοὶ ἐκσώσαντι τὴν ψυχὴν συμμαχεῖν ἐμοί ἢν δέ μή, ταῦτὰ πείσῃ τοῖς τοκεῦσιν οἵτινες <text:soft-page-break/>ἀπέθανον παριέμενοι.</text:p>
          </table:table-cell>
          <table:table-cell table:style-name="Table1.A1" office:value-type="string">
            <text:p text:style-name="P17">"Better save your own life and join me... or you'll meet the same end as your parents.... They died <text:soft-page-break/>begging me for mercy..."</text:p>
          </table:table-cell>
        </table:table-row>
        <table:table-row table:style-name="TableLine2568830470368">
          <table:table-cell table:style-name="Table1.A1" office:value-type="string">
            <text:p text:style-name="P17"><text:span text:style-name="T9">Ἅ</text:span>ρειος δέ ἐξαίφνης ἀναβοῶν Ψεύδει σύ, ἔφη μεγάλῃ τῇ φωνῇ.</text:p>
          </table:table-cell>
          <table:table-cell table:style-name="Table1.A1" office:value-type="string">
            <text:p text:style-name="P17">"LIAR!" Harry shouted suddenly.</text:p>
          </table:table-cell>
        </table:table-row>
        <table:table-row table:style-name="TableLine2568830472000">
          <table:table-cell table:style-name="Table1.A1" office:value-type="string">
            <text:p text:style-name="P17">καὶ τοῦ Κιούρου πρὸς αὐτὸν ἀνακρουομένου, ὁ Φολιδομορτὸς <text:span text:style-name="T9">ἔ</text:span>τι ἐφορᾶν ἐδύνατο.</text:p>
          </table:table-cell>
          <table:table-cell table:style-name="Table1.A1" office:value-type="string">
            <text:p text:style-name="P17">Quirrell was walking backward at him, so that Voldemort could still see him. </text:p>
          </table:table-cell>
        </table:table-row>
        <table:table-row table:style-name="TableLine2568830483152">
          <table:table-cell table:style-name="Table1.A1" office:value-type="string">
            <text:p text:style-name="P17">ἀλλὰ νῦν δὴ τὸ πρόσωπον ὠμὸν ἐμειδία τι.</text:p>
          </table:table-cell>
          <table:table-cell table:style-name="Table1.A1" office:value-type="string">
            <text:p text:style-name="P17">The evil face was now smiling.</text:p>
          </table:table-cell>
        </table:table-row>
        <table:table-row table:style-name="TableLine2568830467104">
          <table:table-cell table:style-name="Table1.A1" office:value-type="string">
            <text:p text:style-name="P17">Βαβαῖ τοῦ παππασμοῦ. τὴν γὰρ ἀνδρείαν ἀεὶ περὶ πολλοῦ πεποίημαι’ καὶ τοὺς τοκέας σοῦ ὁμολογῶ ἀνδρείους δὴ γενέσθαι. Τὸν μὲν γὰρ πατέρα πρῶτον ἀπέκτεινα ἀνδρείως ἀνταγωνισάμενον, τὴν δέ μητέρα οὐκ ἂν ἔδει τεθνάναι εἶ μὴ ἐπεχείρει σῶσαι σέ ἀλλὰ δός μοι τὴν λίθον δῆτα, ἢν μὴ δοκεῖ σοί ἐκείνη καλῶς πρᾶξαι μάτην τεθνηκυῖα.</text:p>
          </table:table-cell>
          <table:table-cell table:style-name="Table1.A1" office:value-type="string">
            <text:p text:style-name="P17">"How touching..." it hissed. "I always value bravery... Yes, boy, your parents were brave.... I killed your father first; and he put up a courageous fight... but your mother needn't have died... she was trying to protect you.... Now give me the Stone, unless you want her to have died in vain."</text:p>
          </table:table-cell>
        </table:table-row>
        <table:table-row table:style-name="TableLine2568830474176">
          <table:table-cell table:style-name="Table1.A1" office:value-type="string">
            <text:p text:style-name="P17"><text:span text:style-name="T9">Ἅ</text:span>ρειον δέ Οὐδαμῶς, βοῶντα, ἀναπηδῶντα δέ πρὸς τὴν θύραν τὴν φλογοειδῆ ἐκεῖνος ἔφθασεν ὀξὺ κραυγάσας Λαβέ αὐτόν. </text:p>
          </table:table-cell>
          <table:table-cell table:style-name="Table1.A1" office:value-type="string">
            <text:p text:style-name="P17">"NEVER!" Harry sprang toward the flame door, but Voldemort screamed "SEIZE HIM!"</text:p>
          </table:table-cell>
        </table:table-row>
        <table:table-row table:style-name="TableLine2568830475536">
          <table:table-cell table:style-name="Table1.A1" office:value-type="string">
            <text:p text:style-name="P17">καὶ ἐν ἀκαρεῖ συνῄδει ὁ <text:span text:style-name="T9">Ἅ</text:span>ρειος τῷ Κιούρῳ λαβομένω οἱ τοῦ καρποῦ.</text:p>
          </table:table-cell>
          <table:table-cell table:style-name="Table1.A1" office:value-type="string">
            <text:p text:style-name="P17">and the next second, Harry felt Quirrell's hand close on his wrist.</text:p>
          </table:table-cell>
        </table:table-row>
        <table:table-row table:style-name="TableLine2568830480432">
          <table:table-cell table:style-name="Table1.A1" office:value-type="string">
            <text:p text:style-name="P18">καὶ εὐθὺς τὸ μέτωπον σφόδρα περιωδύνει, ἅμα μὲν δακνούσης τῆς οὐλῆς ὥσπερ 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text:span text:style-name="T1">κ</text:span><text:span text:style-name="T10">ἄ</text:span><text:span text:style-name="T1">πειτα</text:span> πρᾶγμα πάνυ ἀπροσδόκητον ἦν ἰδεῖν. οὗτος γὰρ μεθίησι τὸν <text:span text:style-name="T10">Ἅ</text:span>ρειον.</text:p>
          </table:table-cell>
          <table:table-cell table:style-name="Table1.A1" office:value-type="string">
            <text:p text:style-name="P18">At once, a needle-sharp pain seared across Harry's scar; his head felt as though it was about to split in two; he yelled, struggling with all his might, and to his surprise, Quirrell let go of him.</text:p>
          </table:table-cell>
        </table:table-row>
        <table:table-row table:style-name="TableLine2568830479344">
          <table:table-cell table:style-name="Table1.A1" office:value-type="string">
            <text:p text:style-name="P19">ὁ δὲ συνειδὼς ἧττον τὴν κεφαλὴν ὠδίνων περισκόπει τεταραγμένῃ τῇ ὄψει <text:span text:style-name="T11">ὡ</text:span>ς οὐκέθ’ ὁρῶν τὸν Κίουρον ἀφανισθέντα δή. τὸν δ’ ὁρᾷ δι’ ἀλγηδόνα ὀκλάζοντα καί <text:span text:style-name="T1">ε</text:span><text:span text:style-name="T11">ἰ</text:span><text:span text:style-name="T1">ς</text:span> τοὺς δακτύλους ἀτενέσι τοῖς ὀφθαλμοῖς ἀποβλέποντα τούς ἤδη φλυκταίναις ἐξανθοῦντας.</text:p>
          </table:table-cell>
          <table:table-cell table:style-name="Table1.A1" office:value-type="string">
            <text:p text:style-name="P18">The pain in his head lessened -- he looked around wildly to see where Quirrell had gone, and saw him hunched in pain, looking at his fingers -- they were blistering before his eyes.</text:p>
          </table:table-cell>
        </table:table-row>
        <table:table-row table:style-name="TableLine2568830474992">
          <table:table-cell table:style-name="Table1.A1" office:value-type="string">
            <text:p text:style-name="P19">τοῦ δέ Φολιδομορτοῦ αὖθις αὖ Λαβέ λαβέ φθεγξαμένου, ὁ Κίουρος προσπτάμενος κατέβαλε τὸν <text:span text:style-name="T12">Ἅ</text:span>ρειον πρηνὴς ἐπ’ αὐτὸν πεσὼν καὶ ταῖν χεροῖν σφίγγων τὸν τράχηλον αὐτοῦ. Καίτοι κραυγάζει τέως δῆλον ὅτι περιώδυνος γεγώς.</text:p>
          </table:table-cell>
          <table:table-cell table:style-name="Table1.A1" office:value-type="string">
            <text:p text:style-name="P19">"Seize him! SEIZE HIM!" shrieked Voldemort again, and Quirrell lunged, knocking Harry clean off his feet' landing on top of him, both hands around Harry's neck -- Harry's scar was almost blinding him with pain, yet he could see Quirrell howling in agony.</text:p>
          </table:table-cell>
        </table:table-row>
        <table:table-row table:style-name="TableLine2568830480704">
          <table:table-cell table:style-name="Table1.A1" office:value-type="string">
            <text:p text:style-name="P19"><text:span text:style-name="T12">Ὦ</text:span> κύριε, οῦ δύναμαι ἔχεσθαι αὐτοῦ. οἴμοι τῶν χερῶν, οἷα πάσχω.</text:p>
          </table:table-cell>
          <table:table-cell table:style-name="Table1.A1" office:value-type="string">
            <text:p text:style-name="P19">"Master, I cannot hold him -- my hands -- my hands!"</text:p>
          </table:table-cell>
        </table:table-row>
        <table:table-row table:style-name="TableLine2568830467920">
          <table:table-cell table:style-name="Table1.A1" office:value-type="string">
            <text:p text:style-name="P19">οὗτος δέ καίπερ τοῖς γόνασι χαμαὶ πιέζων <text:span text:style-name="T12">ἔ</text:span>τι τὸν <text:span text:style-name="T12">Ἅ</text:span>ρειον, τόν γε τράχηλον μεθεὶς μετ’ ἀπορίας εἰς τὰς ἑαυτοῦ χεῖρας ἀτενίζει· ταύτας δ<text:span text:style-name="T12">ὲ</text:span> <text:span text:style-name="T12">Ἅ</text:span>ρειος εἶδεν ὥσπερ ὀπτημένας ἢ δεδαρμένας καὶ ἐρυθρὰς δὴ γενομένας καί ξεστάς.</text:p>
          </table:table-cell>
          <table:table-cell table:style-name="Table1.A1" office:value-type="string">
            <text:p text:style-name="P19">And Quirrell, though pinning Harry to the ground with his knees, let go of his neck and stared, bewildered, at his own palms -- Harry could see they looked burned, raw, red, and shiny.</text:p>
          </table:table-cell>
        </table:table-row>
        <table:table-row table:style-name="TableLine2568830481248">
          <table:table-cell table:style-name="Table1.A1" office:value-type="string">
            <text:p text:style-name="P19">Φόνευε δῆτα, <text:span text:style-name="T12">ὠ</text:span>μβρόντητε, καῖ τελευτὴν δὸς αὐτῷ.</text:p>
          </table:table-cell>
          <table:table-cell table:style-name="Table1.A1" office:value-type="string">
            <text:p text:style-name="P19">"Then kill him, fool, and be done!" screeched Voldemort.</text:p>
          </table:table-cell>
        </table:table-row>
        <table:table-row table:style-name="TableLine2568830479072">
          <table:table-cell table:style-name="Table1.A1" office:value-type="string">
            <text:p text:style-name="P19">καὶ ὁ μὲν Κίουρος τὴν δεξιὰν ἀνεῖχεν ὡς ἀρὰν ἀρασάμενος θαν-άσιμον, ὁ δ’ <text:span text:style-name="T12">Ἅ</text:span>ρειος ἀπὸ τοῦ αὐτομάτου χεῖρα προτείνας τοῦ Κιούρου <text:soft-page-break/>προσώπου ἐλάβετο - Ὀττοτοτοτοτοῖ.</text:p>
          </table:table-cell>
          <table:table-cell table:style-name="Table1.A1" office:value-type="string">
            <text:p text:style-name="P19">Quirrell raised his hand to perform a deadly curse, but Harry, by instinct, reached up and grabbed Quirrell's face -- "AAAARGH!"</text:p>
          </table:table-cell>
        </table:table-row>
        <table:table-row table:style-name="TableLine2568830469824">
          <table:table-cell table:style-name="Table1.A1" office:value-type="string">
            <text:p text:style-name="P19">καὶ καλινδούμενος ὁ Κίουρος λυπηρῶς ἀπηλλάγη τοῦ Ἁρείου, φλυκταίναις καὶ τὸ πρόσωπον παρέχων δεδηγμένον πολλαῖς. καὶ τότε <text:span text:style-name="T12">Ἅ</text:span>ρειος ἐπίσταται ὅτι ἐκείνῳ ἦν φόβος θιγεῖν τοῦ δέρματος αὐτοῦ μὴ στυγνὸν δὴ οἰμώξῃ. ε<text:span text:style-name="T12">ἰ</text:span> <text:span text:style-name="T1">ο</text:span><text:span text:style-name="T12">ὖ</text:span><text:span text:style-name="T1">ν</text:span> συνεχῶς λάβοιτο τὸν Κίουρον, ἴσως τοσοῦτο λυπήσειν ἐκεῖνον ὥστε μὴ ἀρὰν ἅρασθαι λυπούμενον.</text:p>
          </table:table-cell>
          <table:table-cell table:style-name="Table1.A1" office:value-type="string">
            <text:p text:style-name="P19">Quirrell rolled off him, his face blistering, too, and then Harry knew: Quirrell couldn't touch his bare skin, not without suffering terrible pain -- his only chance was to keep hold of Quirrell, keep him in enough pain to stop him from doing a curse.</text:p>
          </table:table-cell>
        </table:table-row>
        <table:table-row table:style-name="TableLine2568830472816">
          <table:table-cell table:style-name="Table1.A1" office:value-type="string">
            <text:p text:style-name="P21">ἀναπηδήσας οὖν τὸν Κίουρον τοῦ βραχίονος λαβὼν ἀπρὶξ εἴχετο.</text:p>
          </table:table-cell>
          <table:table-cell table:style-name="Table1.A1" office:value-type="string">
            <text:p text:style-name="P21">Harry jumped to his feet, caught Quirrell by the arm, and hung on as tight as he could.</text:p>
          </table:table-cell>
        </table:table-row>
        <table:table-row table:style-name="TableLine2568830471184">
          <table:table-cell table:style-name="Table1.A1" office:value-type="string">
            <text:p text:style-name="P21">ὁ δέ μέγα κεκραγὼς ἐπειράθη ἀπῶσαι τὸν <text:span text:style-name="T14">Ἅ</text:span>ρειον<text:span text:style-name="T14">.</text:span></text:p>
          </table:table-cell>
          <table:table-cell table:style-name="Table1.A1" office:value-type="string">
            <text:p text:style-name="P21">Quirrell screamed and tried to throw Harry off --</text:p>
          </table:table-cell>
        </table:table-row>
        <table:table-row table:style-name="TableLine2568830483424">
          <table:table-cell table:style-name="Table1.A1" office:value-type="string">
            <text:p text:style-name="P21">ὁ δέ συνῄδει ἑαυτῷ κάκιον ἤδη πάσχοντι τὴν κεφαλήψ <text:span text:style-name="T14">ἰ</text:span>δεῖν μὲν γὰρ οὐκέτ’ ἐδύνατο, ἤκουσε δέ τοῦ τε Κιούρου κωκυτῷ καὶ οἰμωγῇ ὀρθιάζοντος καὶ τοῦ Φολιδομορτοῦ τέως Παῖ δή, παῖ δή φωνοῦντος καὶ δὴ καὶ ἄλλων τινων λεγόντων ’Άρειε, ’Άρειέ<text:span text:style-name="T14">.</text:span></text:p>
          </table:table-cell>
          <table:table-cell table:style-name="Table1.A1" office:value-type="string">
            <text:p text:style-name="P21">the pain in Harry's head was building -- he couldn't see -- he could only hear Quirrell's terrible shrieks and Voldemort's yells of, "KILL HIM! KILL HIM!" and other voices, maybe in Harry's own head, crying, "Harry! Harry!"</text:p>
          </table:table-cell>
        </table:table-row>
        <table:table-row table:style-name="TableLine2568830475808">
          <table:table-cell table:style-name="Table1.A1" office:value-type="string">
            <text:p text:style-name="P21">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 κατέβαινεν, ὡς ἐδόκει, κάτω καί <text:span text:style-name="T14">ἔ</text:span>τι κατωτέρω.</text:p>
          </table:table-cell>
          <table:table-cell table:style-name="Table1.A1" office:value-type="string">
            <text:p text:style-name="P21">He felt Quirrell's arm wrenched from his grasp, knew all was lost, and fell into blackness, down ... down... down...</text:p>
          </table:table-cell>
        </table:table-row>
        <table:table-row table:style-name="TableLine2568830475808">
          <table:table-cell table:style-name="Table1.A1" office:value-type="string">
            <text:p text:style-name="P21">χρυσοῦν τι τοίνυν εἶδεν ὑπὲρ τῆς κεφαλῆς στίλβον.</text:p>
          </table:table-cell>
          <table:table-cell table:style-name="Table1.A1" office:value-type="string">
            <text:p text:style-name="P21">Something gold was glinting just above him.</text:p>
          </table:table-cell>
        </table:table-row>
        <table:table-row table:style-name="TableLine2568830475808">
          <table:table-cell table:style-name="Table1.A1" office:value-type="string">
            <text:p text:style-name="P21">ἄλλο τι ἢ τὸ φθαστέον<text:span text:style-name="T14">; ἀλλὰ οἱ βραχίονες ὡς ἐφαίνετο βαρύτεροι ἦσαν ἢ ὥστε λαβεῖν αὐτό.</text:span></text:p>
          </table:table-cell>
          <table:table-cell table:style-name="Table1.A1" office:value-type="string">
            <text:p text:style-name="P21">The Snitch! He tried to catch it, but his arms were too heavy.</text:p>
          </table:table-cell>
        </table:table-row>
        <table:table-row table:style-name="TableLine2568830475808">
          <table:table-cell table:style-name="Table1.A1" office:value-type="string">
            <text:p text:style-name="P21">σκαρδαμύξας δέ τοῦτ’ ἐνενόησε φθαστέον μὲν οὐκ εἶναι, δίοπτρα δέ, ἄτοπον θέαμα. σκαρδαμύξας δ’ αὖθις μειδιῶντος ἐγνώριζε τοῦ Διμπλοδώρου.</text:p>
          </table:table-cell>
          <table:table-cell table:style-name="Table1.A1" office:value-type="string">
            <text:p text:style-name="P21">He blinked. It wasn't the Snitch at all. It was a pair of glasses. How strange.<text:span text:style-name="T14"> </text:span>He blinked again. The smiling face of Albus Dumbledore swam into view above him.</text:p>
          </table:table-cell>
        </table:table-row>
        <table:table-row table:style-name="TableLine2568830475808">
          <table:table-cell table:style-name="Table1.A1" office:value-type="string">
            <text:p text:style-name="P22">Χαῖρε, ἔφη, ὦ <text:span text:style-name="T14">Ἅ</text:span>ρειέ<text:span text:style-name="T14">.</text:span> ὁ δέ διὰ μικροῦ ἀτενίσας ἐμέμνητό τι. <text:span text:style-name="T14">Ὦ</text:span> σοφιστά, ἔφη. Τὴν λίθον λέγω. αἴτιος ὁ Κίουρος. τὴν γὰρ λίθον ἔχει. ὦ σοφιστά, ὡς τάχιστα -</text:p>
          </table:table-cell>
          <table:table-cell table:style-name="Table1.A1" office:value-type="string">
            <text:p text:style-name="P21">"Good afternoon, Harry," said Dumbledore. Harry stared at him. Then he remembered: "Sir! The Stone! It was Quirrell! He's got the Stone! Sir, quick --"</text:p>
          </table:table-cell>
        </table:table-row>
        <table:table-row table:style-name="TableLine2568830475808">
          <table:table-cell table:style-name="Table1.A1" office:value-type="string">
            <text:p text:style-name="P22">Σὺ δ’ ἡσύχαζε, ὧ παῖ, ἔφη ὁ Διμπλόδωρος. ἕωλα γὰρ δοκεῖς λέγειν. ὁ γὰρ Κίουρος οὐκ <text:span text:style-name="T15">ἔ</text:span>χει τὴν λίθον.</text:p>
          </table:table-cell>
          <table:table-cell table:style-name="Table1.A1" office:value-type="string">
            <text:p text:style-name="P22">"Calm yourself, dear boy, you are a little behind the times," said Dumbledore. "Quirrell does not have the Stone."</text:p>
          </table:table-cell>
        </table:table-row>
        <table:table-row table:style-name="TableLine2568830475808">
          <table:table-cell table:style-name="Table1.A1" office:value-type="string">
            <text:p text:style-name="P22">Τίς δῆτα; ὧ σοφιστά, ἐγώ -</text:p>
          </table:table-cell>
          <table:table-cell table:style-name="Table1.A1" office:value-type="string">
            <text:p text:style-name="P22">"Then who does? Sir, I --"</text:p>
          </table:table-cell>
        </table:table-row>
        <table:table-row table:style-name="TableLine2568830475808">
          <table:table-cell table:style-name="Table1.A1" office:value-type="string">
            <text:p text:style-name="P22">Κάτεχε σεαυτὸν ὅπως μὴ ἡ Πομφόλυξ ἐκβάλῃ με.</text:p>
          </table:table-cell>
          <table:table-cell table:style-name="Table1.A1" office:value-type="string">
            <text:p text:style-name="P22">"Harry, please relax, or Madam Pomfrey will have me thrown out.</text:p>
          </table:table-cell>
        </table:table-row>
        <table:table-row table:style-name="TableLine2568830475808">
          <table:table-cell table:style-name="Table1.A1" office:value-type="string">
            <text:p text:style-name="P22">ὁ δ’ <text:span text:style-name="T15">Ἅ</text:span>ρειος τὴν μὲν ὀργὴν παρείμενος περισκοπῶν δέ τὰ παρόντα συνῄδει ἑαυτῷ δῆλον ὅτι ἐν τῷ νοσοκομείῳ ὤν.</text:p>
          </table:table-cell>
          <table:table-cell table:style-name="Table1.A1" office:value-type="string">
            <text:p text:style-name="P22">Harry swallowed and looked around him. He realized he must be in the hospital wing.</text:p>
          </table:table-cell>
        </table:table-row>
        <table:table-row table:style-name="TableLine2568830475808">
          <table:table-cell table:style-name="Table1.A1" office:value-type="string">
            <text:p text:style-name="P22"><text:span text:style-name="T15">ἔ</text:span>κειτο γὰρ<text:span text:style-name="T15"> </text:span>ἐν κλίνῃ ὀθόναις λευκαῖς ἐστρωμένῃ, καὶ παρ’ αὐτῷ τράπεζα ἦν σεσωρευμένη παντοδαποῖς ὡς εἰκάσαι τοῖς ἀπὸ γλυκυπωλείου νωγάλοις.</text:p>
          </table:table-cell>
          <table:table-cell table:style-name="Table1.A1" office:value-type="string">
            <text:p text:style-name="P22">He was lying in a bed with white linen sheets, and next to him was a table piled high with what looked like half the candy shop.</text:p>
          </table:table-cell>
        </table:table-row>
        <table:table-row table:style-name="TableLine2568830475808">
          <table:table-cell table:style-name="Table1.A1" office:value-type="string">
            <text:p text:style-name="P22">καὶ ὁ Διμπλόδωρος μειδιῶν <text:span text:style-name="T15">ἔ</text:span>τι Δῶρα γὰρ τάδε, ἔφη, ἀπὸ τῶν ἑταίρων καὶ παρομαρτούντων.</text:p>
          </table:table-cell>
          <table:table-cell table:style-name="Table1.A1" office:value-type="string">
            <text:p text:style-name="P22">"Tokens from your friends and admirers," said Dumbledore, beaming.</text:p>
          </table:table-cell>
        </table:table-row>
        <table:table-row table:style-name="TableLine2568830475808">
          <table:table-cell table:style-name="Table1.A1" office:value-type="string">
            <text:p text:style-name="P20">ἀλλὰ τὸ διαλέγεσθαι περὶ τὰ ἐν τοῖς ὑπογείοις σοι <text:soft-page-break/>καὶ τῷ σοφιστῇ Κιούρῳ γεγενημένα ἀπόρρητον μέν</text:p>
            <text:p text:style-name="P22">ἐστιν ἀμέλει· ἴσασι δ<text:span text:style-name="T15">ὲ</text:span> πάντες.</text:p>
          </table:table-cell>
          <table:table-cell table:style-name="Table1.A1" office:value-type="string">
            <text:p text:style-name="P22">"What happened down in the dungeons between <text:soft-page-break/>you and Professor Quirrell is a complete secret, so, naturally, the whole school knows.</text:p>
          </table:table-cell>
        </table:table-row>
        <table:table-row table:style-name="TableLine2568830475808">
          <table:table-cell table:style-name="Table1.A1" office:value-type="string">
            <text:p text:style-name="P22">τοῖς γὰρ ἑταίροις σου Φερεδίκῷ καὶ Γεωργῷ μέμφομαι τὸ θᾶκον ἐξ ἀποπάτου σοι πέμπειν.</text:p>
          </table:table-cell>
          <table:table-cell table:style-name="Table1.A1" office:value-type="string">
            <text:p text:style-name="P22">I believe your friends Misters Fred and George Weasley were responsible for trying to send you a toilet seat.</text:p>
          </table:table-cell>
        </table:table-row>
        <table:table-row table:style-name="TableLine2568830475808">
          <table:table-cell table:style-name="Table1.A1" office:value-type="string">
            <text:p text:style-name="P22">ἤθελον γὰρ δήπου γελοῖόν τι παρασχεῖν σοι.</text:p>
          </table:table-cell>
          <table:table-cell table:style-name="Table1.A1" office:value-type="string">
            <text:p text:style-name="P22">No doubt they thought it would amuse you.</text:p>
          </table:table-cell>
        </table:table-row>
        <table:table-row table:style-name="TableLine2568830475808">
          <table:table-cell table:style-name="Table1.A1" office:value-type="string">
            <text:p text:style-name="P22">ἡ δέ Πομφόλυξ νομίσασα χρῆμα<text:span text:style-name="T15"> </text:span>οὐχ ὑγιὲς εἶναι ἀφεῖλεν.</text:p>
          </table:table-cell>
          <table:table-cell table:style-name="Table1.A1" office:value-type="string">
            <text:p text:style-name="P22">Madam Pomfrey, however, felt it might not be very hygienic, and confiscated it."</text:p>
          </table:table-cell>
        </table:table-row>
        <table:table-row table:style-name="TableLine2568830475808">
          <table:table-cell table:style-name="Table1.A1" office:value-type="string">
            <text:p text:style-name="P22">Πόσον χρόνον ἐνθάδε ἤδη διατρίβω<text:span text:style-name="T15">;</text:span></text:p>
          </table:table-cell>
          <table:table-cell table:style-name="Table1.A1" office:value-type="string">
            <text:p text:style-name="P22">"How long have I been in here?"</text:p>
          </table:table-cell>
        </table:table-row>
        <table:table-row table:style-name="TableLine2568830475808">
          <table:table-cell table:style-name="Table1.A1" office:value-type="string">
            <text:p text:style-name="P22">Ἡμέρας τρεῖς.</text:p>
          </table:table-cell>
          <table:table-cell table:style-name="Table1.A1" office:value-type="string">
            <text:p text:style-name="P22">"Three days.</text:p>
          </table:table-cell>
        </table:table-row>
        <table:table-row table:style-name="TableLine2568830475808">
          <table:table-cell table:style-name="Table1.A1" office:value-type="string">
            <text:p text:style-name="P22">ὁ γοῦν Ῥόναλδος Εὐισήλιος καὶ ἡ Γέρανος μάλισθ’ ἡσθήσονται ἀναπνεύσαντος σοῦ τοῦ πόνου, πολλὰ<text:span text:style-name="T15"> </text:span>βεβαρυμμένοι.</text:p>
          </table:table-cell>
          <table:table-cell table:style-name="Table1.A1" office:value-type="string">
            <text:p text:style-name="P22">Mr. Ronald Weasley and Miss Granger will be most relieved you have come round, they have been extremely worried."</text:p>
          </table:table-cell>
        </table:table-row>
        <table:table-row table:style-name="TableLine2568830475808">
          <table:table-cell table:style-name="Table1.A1" office:value-type="string">
            <text:p text:style-name="P22">Ἀλλ’ <text:span text:style-name="T15">ὦ</text:span> σοφιστά, περὶ τὴν λίθον -</text:p>
          </table:table-cell>
          <table:table-cell table:style-name="Table1.A1" office:value-type="string">
            <text:p text:style-name="P22">"But si<text:span text:style-name="T15">r</text:span>, the Stone<text:span text:style-name="T15">.....</text:span></text:p>
          </table:table-cell>
        </table:table-row>
        <table:table-row table:style-name="TableLine2568830475808">
          <table:table-cell table:style-name="Table1.A1" office:value-type="string">
            <text:p text:style-name="P22">Οὔκουν <text:span text:style-name="T15">ἔ</text:span>στι μοι παρατρέψαι σοι τὴν λίθον.</text:p>
          </table:table-cell>
          <table:table-cell table:style-name="Table1.A1" office:value-type="string">
            <text:p text:style-name="P22">I see you are not to be distracted.<text:span text:style-name="T15"> Very well, the Stone.</text:span></text:p>
          </table:table-cell>
        </table:table-row>
        <table:table-row table:style-name="TableLine2568830475808">
          <table:table-cell table:style-name="Table1.A1" office:value-type="string">
            <text:p text:style-name="P20">ὁ τοίνυν Κίουρος οὐκ ἐδυνήθη ἀφελεῖν σε· ἐγὼ γὰρ ε<text:span text:style-name="T15">ἰ</text:span>ς καιρὸν ἀφικόμην κωλύσων αὐτὸν μὴ</text:p>
            <text:p text:style-name="P22">τοῦτο ποιῆσαι.</text:p>
          </table:table-cell>
          <table:table-cell table:style-name="Table1.A1" office:value-type="string">
            <text:p text:style-name="P22">Professor Quirrell did not manage to take it from you.<text:span text:style-name="T15"> I arrived in time to prevent that, although you were doing very well on your own, I must say.</text:span></text:p>
          </table:table-cell>
        </table:table-row>
        <table:table-row table:style-name="TableLine2568830475808">
          <table:table-cell table:style-name="Table1.A1" office:value-type="string">
            <text:p text:style-name="P23">οὐ μὴν ἀλλὰ σὺ κατὰ σεαυτὸν ἀμέλει εὖ ἔπραττες.</text:p>
          </table:table-cell>
          <table:table-cell table:style-name="Table1.A1" office:value-type="string">
            <text:p text:style-name="P22">"You got there? </text:p>
          </table:table-cell>
        </table:table-row>
        <table:table-row table:style-name="TableLine2568830475808">
          <table:table-cell table:style-name="Table1.A1" office:value-type="string">
            <text:p text:style-name="P23"><text:span text:style-name="T16">Ἦ</text:span> καὶ καίριος ἦλθες τὴν Ἑρμιόνης γλαῦκα ἀποδεξάμενος<text:span text:style-name="T16">;</text:span></text:p>
          </table:table-cell>
          <table:table-cell table:style-name="Table1.A1" office:value-type="string">
            <text:p text:style-name="P23">You got Hermione's owl?"</text:p>
          </table:table-cell>
        </table:table-row>
        <table:table-row table:style-name="TableLine2568830475808">
          <table:table-cell table:style-name="Table1.A1" office:value-type="string">
            <text:p text:style-name="P23">Διαπορευόμενοι γὰρ ἅμα τὸν ἀέρα αὐτὸς τε καὶ ἡ γλαῦξ δηλαδὴ<text:span text:style-name="T16"> </text:span>παρεκομίσθημεν παρ’ ἀλλήλους κατὰ μέσην τὴν ὁδόν.</text:p>
          </table:table-cell>
          <table:table-cell table:style-name="Table1.A1" office:value-type="string">
            <text:p text:style-name="P23">"We must have crossed in midair.<text:span text:style-name="T16">"</text:span></text:p>
          </table:table-cell>
        </table:table-row>
        <table:table-row table:style-name="TableLine2568830475808">
          <table:table-cell table:style-name="Table1.A1" office:value-type="string">
            <text:p text:style-name="P23">ἐπειδὴ γὰρ τάχιστα ἀφικόμην Λονδίνονδε, σαφῶς ἠπιστάμην ὅτι προσήκει μοι ἐκεῖ παρεῖναι ὅθεν άρτι ἀφωρμήθην.</text:p>
          </table:table-cell>
          <table:table-cell table:style-name="Table1.A1" office:value-type="string">
            <text:p text:style-name="P23"><text:span text:style-name="T16">"</text:span>No sooner had I reached London than it became clear to me that the place I should be was the one I had just left.<text:span text:style-name="T16">"</text:span></text:p>
          </table:table-cell>
        </table:table-row>
        <table:table-row table:style-name="TableLine2568830475808">
          <table:table-cell table:style-name="Table1.A1" office:value-type="string">
            <text:p text:style-name="P23">καιροῦ δέ λαβόμενος τὸν<text:span text:style-name="T16"> </text:span>Κίουρον ἀφείλκυσα -</text:p>
          </table:table-cell>
          <table:table-cell table:style-name="Table1.A1" office:value-type="string">
            <text:p text:style-name="P23">I arrived just in time to pull Quirrell off you."</text:p>
          </table:table-cell>
        </table:table-row>
        <table:table-row table:style-name="TableLine2568830475808">
          <table:table-cell table:style-name="Table1.A1" office:value-type="string">
            <text:p text:style-name="P23">Ἀλλ’ ἦ σύ γε ὁ δράσας;</text:p>
          </table:table-cell>
          <table:table-cell table:style-name="Table1.A1" office:value-type="string">
            <text:p text:style-name="P23">"It was you."</text:p>
          </table:table-cell>
        </table:table-row>
        <table:table-row table:style-name="TableLine2568830475808">
          <table:table-cell table:style-name="Table1.A1" office:value-type="string">
            <text:p text:style-name="P23">Ἐφοβούμην χρόνιος ἥκειν. </text:p>
          </table:table-cell>
          <table:table-cell table:style-name="Table1.A1" office:value-type="string">
            <text:p text:style-name="P23">"I feared I might be too late."</text:p>
          </table:table-cell>
        </table:table-row>
        <table:table-row table:style-name="TableLine2568830475808">
          <table:table-cell table:style-name="Table1.A1" office:value-type="string">
            <text:p text:style-name="P23">Μικροῦ γὰρ ἐδέησας. οὐ γὰρ ἐδυνάμην ἂν ἀμῦναι ἐκεῖνον τῆς λίθου.</text:p>
          </table:table-cell>
          <table:table-cell table:style-name="Table1.A1" office:value-type="string">
            <text:p text:style-name="P23">"You nearly were, I couldn't have kept him off the Stone much longer --"</text:p>
          </table:table-cell>
        </table:table-row>
        <table:table-row table:style-name="TableLine2568830475808">
          <table:table-cell table:style-name="Table1.A1" office:value-type="string">
            <text:p text:style-name="P23">Μὴ ὅτι τῆς λίθου, ὦ παῖ, ἀλλὰ σεαυτοῦ λέγω.</text:p>
          </table:table-cell>
          <table:table-cell table:style-name="Table1.A1" office:value-type="string">
            <text:p text:style-name="P23">"Not the Stone, boy, you -- the effort involved nearly killed you.</text:p>
          </table:table-cell>
        </table:table-row>
        <table:table-row table:style-name="TableLine2568830475808">
          <table:table-cell table:style-name="Table1.A1" office:value-type="string">
            <text:p text:style-name="P23">τοῦτο γὰρ σὺ ποιῶν ὅσον οὐκ ἀπέθανες.</text:p>
          </table:table-cell>
          <table:table-cell table:style-name="Table1.A1" office:value-type="string">
            <text:p text:style-name="P23">For one terrible moment there, I was afraid it had.</text:p>
          </table:table-cell>
        </table:table-row>
        <table:table-row table:style-name="TableLine2568830475808">
          <table:table-cell table:style-name="Table1.A1" office:value-type="string">
            <text:p text:style-name="P23">ἐφοβούμην δὴ κατ’ ἀκαρές μὴ καί τεθνήκῃς. ἡ γοῦν λίθος διέφθαρται.</text:p>
          </table:table-cell>
          <table:table-cell table:style-name="Table1.A1" office:value-type="string">
            <text:p text:style-name="P23">As for the Stone, it has been destroyed."</text:p>
          </table:table-cell>
        </table:table-row>
        <table:table-row table:style-name="TableLine2568830475808">
          <table:table-cell table:style-name="Table1.A1" office:value-type="string">
            <text:p text:style-name="P23">ὁ δ’ <text:span text:style-name="T16">Ἅ</text:span>ρειος ἀπορῶν ἲ1ῐῖ καὶ διέφθαρται, ἔφη.</text:p>
          </table:table-cell>
          <table:table-cell table:style-name="Table1.A1" office:value-type="string">
            <text:p text:style-name="P23">"Destroyed?" said Harry blankly.</text:p>
          </table:table-cell>
        </table:table-row>
        <table:table-row table:style-name="TableLine2568830475808">
          <table:table-cell table:style-name="Table1.A1" office:value-type="string">
            <text:p text:style-name="P23">ἀλλ’ ὁ ἑταῖρος σοῦ, ὁ Νικολᾶος Φλάμηλος -</text:p>
          </table:table-cell>
          <table:table-cell table:style-name="Table1.A1" office:value-type="string">
            <text:p text:style-name="P23">"But your friend -- Nicolas Flamel --"</text:p>
          </table:table-cell>
        </table:table-row>
        <table:table-row table:style-name="TableLine2568830475808">
          <table:table-cell table:style-name="Table1.A1" office:value-type="string">
            <text:p text:style-name="P23">ἐκεῖνος δέ ἡδόμενος ὡς δοκεῖν Ἆρ’ οἶσθ’, ἔφη, περὶ τοῦ Νικολάου;</text:p>
          </table:table-cell>
          <table:table-cell table:style-name="Table1.A1" office:value-type="string">
            <text:p text:style-name="P23">"Oh, you know about Nicolas?" said Dumbledore, sounding quite delighted.</text:p>
          </table:table-cell>
        </table:table-row>
        <table:table-row table:style-name="TableLine2568830475808">
          <table:table-cell table:style-name="Table1.A1" office:value-type="string">
            <text:p text:style-name="P23">καὶ τὸ πρᾶγμα πρεπόντως δὴ διῴκησας.</text:p>
          </table:table-cell>
          <table:table-cell table:style-name="Table1.A1" office:value-type="string">
            <text:p text:style-name="P23">"You did do the thing properly, didn't you?</text:p>
          </table:table-cell>
        </table:table-row>
        <table:table-row table:style-name="TableLine2568830475808">
          <table:table-cell table:style-name="Table1.A1" office:value-type="string">
            <text:p text:style-name="P23">εἶ<text:span text:style-name="T16">ε</text:span>ν. διαλεγόμενοι δ’ οὖν ἐγώ τε καὶ ὁ Νικολᾶος συνωμολογήσαμεν ἀλλήλοις ὡς ἄριστον τοῦτο.</text:p>
          </table:table-cell>
          <table:table-cell table:style-name="Table1.A1" office:value-type="string">
            <text:p text:style-name="P23">Well, Nicolas and I have had a little chat, and agreed it's all for the best."</text:p>
          </table:table-cell>
        </table:table-row>
        <table:table-row table:style-name="TableLine2568830475808">
          <table:table-cell table:style-name="Table1.A1" office:value-type="string">
            <text:p text:style-name="P23">Οὔκουν ἀποθανεῖται οὗτος καὶ ἡ γυνή,<text:span text:style-name="T16"> </text:span>Ἀποθανοῦνται γὰρ τὰ σφέτερα καλῶς τεθεμένοι· <text:span text:style-name="T16">ἔ</text:span>στι δ’ αὐτοῖς ἅλις τοῦ φαρμάκου ἥδη ἀποκειμένου πρὸς τὸ πάντα διακοσμεῖν<text:span text:style-name="T16"> </text:span>πρὶν τελευτῆσαι.</text:p>
          </table:table-cell>
          <table:table-cell table:style-name="Table1.A1" office:value-type="string">
            <text:p text:style-name="P23">"But that means he and his wife will die, won't they?"<text:span text:style-name="T16"> "They have enough Elixir stored to set their affairs in order and then, yes, they will die."</text:span></text:p>
          </table:table-cell>
        </table:table-row>
        <text:soft-page-break/>
        <table:table-row table:style-name="TableLine2568830475808">
          <table:table-cell table:style-name="Table1.A1" office:value-type="string">
            <text:p text:style-name="P24">καὶ ἠρέμ’ <text:span text:style-name="T17">ὑ</text:span>πεγέλα ὁρῶν τὸν <text:span text:style-name="T17">Ἅ</text:span>ρειον πρὸς τοῦτο πάνυ τεθηπότα.</text:p>
          </table:table-cell>
          <table:table-cell table:style-name="Table1.A1" office:value-type="string">
            <text:p text:style-name="P24">Dumbledore smiled at the look of amazement on Harry's face.</text:p>
          </table:table-cell>
        </table:table-row>
        <table:table-row table:style-name="TableLine2568830475808">
          <table:table-cell table:style-name="Table1.A1" office:value-type="string">
            <text:p text:style-name="P24">Ἀλλὰ γὰρ σοὶ μὲν ἅτε παιδὶ ἔτ’ ὄντι δοκεῖ τοῦτο ἄπιστον εἶναι,<text:span text:style-name="T17"> </text:span>τῷ δέ Νικολάῳ καί τῇ Περενέλλῃ τὸ θνῄσκειν ὁμοῖον τι ἔσται ἀμέλει τῷ κοιμᾶσθαι εἴ τις μακρὰν δὴ ἡμέραν διέτριψε.</text:p>
          </table:table-cell>
          <table:table-cell table:style-name="Table1.A1" office:value-type="string">
            <text:p text:style-name="P24">"To one as young as you, I'm sure it seems<text:span text:style-name="T17"> </text:span>incredible, but to Nicolas and Perenelle, it really is like going to bed after a very, very long day.</text:p>
          </table:table-cell>
        </table:table-row>
        <table:table-row table:style-name="TableLine2568830475808">
          <table:table-cell table:style-name="Table1.A1" office:value-type="string">
            <text:p text:style-name="P24">ἄλλο τι ἢ περιπέτειά τίς ἐστι τύχης τοῖς γ’ εὐκοσμίοις ὁ θάνατος; </text:p>
          </table:table-cell>
          <table:table-cell table:style-name="Table1.A1" office:value-type="string">
            <text:p text:style-name="P24">After all, to the well-organized mind, death is but the next great adventure.</text:p>
          </table:table-cell>
        </table:table-row>
        <table:table-row table:style-name="TableLine2568830475808">
          <table:table-cell table:style-name="Table1.A1" office:value-type="string">
            <text:p text:style-name="P24">ἡ γὰρ<text:span text:style-name="T17"> </text:span>λίθος οὐκ ἦν ἄρα ὠφέλιμον ἁπλῶς.</text:p>
          </table:table-cell>
          <table:table-cell table:style-name="Table1.A1" office:value-type="string">
            <text:p text:style-name="P24">You know, the Stone was really not such a wonderful thing.</text:p>
          </table:table-cell>
        </table:table-row>
        <table:table-row table:style-name="TableLine2568830475808">
          <table:table-cell table:style-name="Table1.A1" office:value-type="string">
            <text:p text:style-name="P24">αἰβοῖ τῆς ἀθανασίας κα<text:span text:style-name="T17">ὶ</text:span> τοῦ ὑπὲρ Μίδαν πλούτου.</text:p>
          </table:table-cell>
          <table:table-cell table:style-name="Table1.A1" office:value-type="string">
            <text:p text:style-name="P24">As much money and life as you could want!</text:p>
          </table:table-cell>
        </table:table-row>
        <table:table-row table:style-name="TableLine2568830475808">
          <table:table-cell table:style-name="Table1.A1" office:value-type="string">
            <text:p text:style-name="P24">τούτων μέν γὰρ οἱ ἄνθρωποι ὑπὲρ πάντα ἐπιθυμοῖεν ἄν, ἀλλ’ οἱ ἄνθρωποι ἐκείνων τοι ἐπιθυμεῖν φιλοῦσιν ἀεὶ ἃ πλεῖστα βλάπτει.</text:p>
          </table:table-cell>
          <table:table-cell table:style-name="Table1.A1" office:value-type="string">
            <text:p text:style-name="P24">The two things most human beings would choose above all -- the trouble is, humans do have a knack of choosing precisely those things that are worst for them."</text:p>
          </table:table-cell>
        </table:table-row>
        <table:table-row table:style-name="TableLine2568830475808">
          <table:table-cell table:style-name="Table1.A1" office:value-type="string">
            <text:p text:style-name="P24">καὶ ὁ μέν Ἄρειος ἄναυδος <text:span text:style-name="T17">ἔ</text:span>κειτο αὐτοῦ, ὁ δέ Διμπλόδωρος μινυρίζων τι καὶ μειδιῶν πρὸς τὴν ὀροφὴν ἔβλεπεν.</text:p>
          </table:table-cell>
          <table:table-cell table:style-name="Table1.A1" office:value-type="string">
            <text:p text:style-name="P24">Harry lay there, lost for words. Dumbledore hummed a little and smiled at the ceiling.</text:p>
          </table:table-cell>
        </table:table-row>
        <table:table-row table:style-name="TableLine2568830475808">
          <table:table-cell table:style-name="Table1.A1" office:value-type="string">
            <text:p text:style-name="P24">καὶ ὁ <text:span text:style-name="T17">Ἅ</text:span>ρειος <text:span text:style-name="T17">Ὦ</text:span> σοφιστά, ἔφη.<text:span text:style-name="T17"> ἐνενόουν γάρ τι. καὶ εἰὴ λίθος οἴχεται, ὁ Φολ - τὸν δεῖνα λέγω -</text:span></text:p>
          </table:table-cell>
          <table:table-cell table:style-name="Table1.A1" office:value-type="string">
            <text:p text:style-name="P24">"Sir?" said Harry. "I've been thinking... sir -- even if the Stone's gone, Vol-, I mean, You-Know-<text:span text:style-name="T17">Who --"</text:span></text:p>
          </table:table-cell>
        </table:table-row>
        <table:table-row table:style-name="TableLine2568830475808">
          <table:table-cell table:style-name="Table1.A1" office:value-type="string">
            <text:p text:style-name="P24">Κάλεσον αὐτὸν Φολιδομορτόν, ὦ <text:span text:style-name="T17">Ἅ</text:span>ρειε.</text:p>
          </table:table-cell>
          <table:table-cell table:style-name="Table1.A1" office:value-type="string">
            <text:p text:style-name="P24">"Call him Voldemort, Harry.</text:p>
          </table:table-cell>
        </table:table-row>
        <table:table-row table:style-name="TableLine2568830475808">
          <table:table-cell table:style-name="Table1.A1" office:value-type="string">
            <text:p text:style-name="P24">ὀρθῶς γάρ τοι δεῖ<text:span text:style-name="T17"> </text:span>ὀνομάζειν ἅπαντα.</text:p>
          </table:table-cell>
          <table:table-cell table:style-name="Table1.A1" office:value-type="string">
            <text:p text:style-name="P24">Always use the proper name for things.</text:p>
          </table:table-cell>
        </table:table-row>
        <table:table-row table:style-name="TableLine2568830475808">
          <table:table-cell table:style-name="Table1.A1" office:value-type="string">
            <text:p text:style-name="P24">οἱ γὰρ το<text:span text:style-name="T17">ὔ</text:span>νομα δεδιότες πλέον δεδοίκασιν αὐτὸ τὸ ὠνομασμένον.</text:p>
          </table:table-cell>
          <table:table-cell table:style-name="Table1.A1" office:value-type="string">
            <text:p text:style-name="P24">Fear of a name increases fear of the thing itself."</text:p>
          </table:table-cell>
        </table:table-row>
        <table:table-row table:style-name="TableLine2568830475808">
          <table:table-cell table:style-name="Table1.A1" office:value-type="string">
            <text:p text:style-name="P24">Παντάπασί γε. ἄλλο τι ἢ ὁ Φολιδομορτὸς πειράσεται κατελθεῖν ἄλλαις χρώμενος ὁδοίς;</text:p>
          </table:table-cell>
          <table:table-cell table:style-name="Table1.A1" office:value-type="string">
            <text:p text:style-name="P24">"Yes, sir. Well, Voldemort's going to try other ways of coming back, isn't he? </text:p>
          </table:table-cell>
        </table:table-row>
        <table:table-row table:style-name="TableLine2568830475808">
          <table:table-cell table:style-name="Table1.A1" office:value-type="string">
            <text:p text:style-name="P24">οὔκουν οἴχεται δήπου<text:span text:style-name="T17">;</text:span></text:p>
          </table:table-cell>
          <table:table-cell table:style-name="Table1.A1" office:value-type="string">
            <text:p text:style-name="P25">I mean, he hasn't gone, has he?"</text:p>
          </table:table-cell>
        </table:table-row>
        <table:table-row table:style-name="TableLine2568830475808">
          <table:table-cell table:style-name="Table1.A1" office:value-type="string">
            <text:p text:style-name="P25">Οὐδαμῶς. <text:span text:style-name="T18">ἔ</text:span>τι γὰρ διατρίβει που ζητῶν σῶμα ἄλλο τι οὗ τάχ’ ἂν ἐξείη κοινωνεῖν.<text:span text:style-name="T18"> οὐκ ἔστιν ἀποκτεῖναι αὐτὸν μὴ ζῶντα ὡς ἐτητύμως. τὸν δὲ Κίουρον ἐπιθάνατον καταλιπὼν τοῖς γ’ ὁμαρτοῦσιν οὕτω πικρὸν παρέχει ἑαυτὸν ὡς τοῖς ἐχθροῖς.</text:span></text:p>
          </table:table-cell>
          <table:table-cell table:style-name="Table1.A1" office:value-type="string">
            <text:p text:style-name="P25">"No, Harry, he has not.<text:span text:style-name="T18"> He is still out there somewhere, perhaps looking for another body to share... not being truly alive, he cannot be killed. He left Quirrell to die; he shows just as little mercy to his followers as his enemies.</text:span></text:p>
          </table:table-cell>
        </table:table-row>
        <table:table-row table:style-name="TableLine2568830475808">
          <table:table-cell table:style-name="Table1.A1" office:value-type="string">
            <text:p text:style-name="P25">σὺ μὲν γὰρ, ὦ <text:span text:style-name="T18">Ἅ</text:span>ρειε, τάχ’ εἰς αὖθις ἀπέθηκας τὸν ἐκείνου νόστον κωλύσας μὴ εἰς<text:span text:style-name="T18"> 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text:span></text:p>
          </table:table-cell>
          <table:table-cell table:style-name="Table1.A1" office:value-type="string">
            <text:p text:style-name="P25">Nevertheless, Harry, while you may only have delayed his return to power, it will merely take someone else who is prepared to fight what seems a losing battle next time -- and if he is delayed again, and again, why, he may never return to power."</text:p>
          </table:table-cell>
        </table:table-row>
        <table:table-row table:style-name="TableLine2568830475808">
          <table:table-cell table:style-name="Table1.A1" office:value-type="string">
            <text:p text:style-name="P25">ὁ δ’ <text:span text:style-name="T18">Ἅ</text:span>ρειος κατένευσε· τὴν δέ κεφαλὴν κάμνων, νεύων τάχιστ’<text:span text:style-name="T18"> </text:span>ἔληξε.</text:p>
          </table:table-cell>
          <table:table-cell table:style-name="Table1.A1" office:value-type="string">
            <text:p text:style-name="P25">Harry nodded, but stopped quickly, because it made his head hurt.</text:p>
          </table:table-cell>
        </table:table-row>
        <table:table-row table:style-name="TableLine2568830475808">
          <table:table-cell table:style-name="Table1.A1" office:value-type="string">
            <text:p text:style-name="P25">κ<text:span text:style-name="T18">ἄ</text:span>πειτα<text:span text:style-name="T18"> Ὦ</text:span> σοφιστά, ἔφη, ἔστιν ἃ χαίρων μάθοιμ’ ἄν, εἰ θέλοις διδάξαι.<text:span text:style-name="T18"> <text:s/>βούλομαι γὰρ τάληθές μαθεῖν περί...</text:span></text:p>
          </table:table-cell>
          <table:table-cell table:style-name="Table1.A1" office:value-type="string">
            <text:p text:style-name="P25">Then he said, "Sir, there are some other things I'd like to know, if you can tell me... things I want to know the truth about...."</text:p>
          </table:table-cell>
        </table:table-row>
        <table:table-row table:style-name="TableLine2568830475808">
          <table:table-cell table:style-name="Table1.A1" office:value-type="string">
            <text:p text:style-name="P25">Ἀλλὰ τ<text:span text:style-name="T18">ἀ</text:span>ληθές λέγεις, ἦ δ’ ὃς ὁ Διμπλόδωρος ἀναπνεύσας τι.</text:p>
          </table:table-cell>
          <table:table-cell table:style-name="Table1.A1" office:value-type="string">
            <text:p text:style-name="P25">"The truth." Dumbledore sighed.</text:p>
          </table:table-cell>
        </table:table-row>
        <table:table-row table:style-name="TableLine2568830475808">
          <table:table-cell table:style-name="Table1.A1" office:value-type="string">
            <text:p text:style-name="P26">καλὸν γάρ τοί ἐστι δεινὸν δ’ ἅμα· δεῖ οὖν χρῆσθαι αὐτῷ πολλῆς μετ’<text:span text:style-name="T19"> </text:span>εὐλαβείας.</text:p>
          </table:table-cell>
          <table:table-cell table:style-name="Table1.A1" office:value-type="string">
            <text:p text:style-name="P26">"It is a beautiful and terrible thing, and should therefore be treated with great caution.<text:span text:style-name="T19">"</text:span></text:p>
          </table:table-cell>
        </table:table-row>
        <table:table-row table:style-name="TableLine2568830475808">
          <table:table-cell table:style-name="Table1.A1" office:value-type="string">
            <text:p text:style-name="P26">ἐγὼ δ’ οὖν ἀποκρινοῦμαι πρὸς τὰ ἐρωτημένα ἦν μὴ <text:soft-page-break/>πᾶσ’ ἀνάγκη μοι μὴ τοῦτο ποιῆσαι.<text:span text:style-name="T19"> καὶ μὴ ἀποκρινομένῳ ξύγγνωθί μοι. </text:span></text:p>
          </table:table-cell>
          <table:table-cell table:style-name="Table1.A1" office:value-type="string">
            <text:p text:style-name="P26"><text:span text:style-name="T19">"</text:span>However, I shall answer your questions unless I <text:soft-page-break/>have a very good reason not to, in which case I beg you'll forgive me.<text:span text:style-name="T19">"</text:span></text:p>
          </table:table-cell>
        </table:table-row>
        <table:table-row table:style-name="TableLine2568830475808">
          <table:table-cell table:style-name="Table1.A1" office:value-type="string">
            <text:p text:style-name="P26">ἀλλὰ δῆλον ὅτι οὐ ψεύσομαι.</text:p>
          </table:table-cell>
          <table:table-cell table:style-name="Table1.A1" office:value-type="string">
            <text:p text:style-name="P26"><text:span text:style-name="T19">"</text:span>I shall not, of course, lie."</text:p>
          </table:table-cell>
        </table:table-row>
        <table:table-row table:style-name="TableLine2568830475808">
          <table:table-cell table:style-name="Table1.A1" office:value-type="string">
            <text:p text:style-name="P26">Εἶ<text:span text:style-name="T19">ε</text:span>ν. ὁ Φολιδομορτὸς εἶπεν ὅτι τὴν μητέρα ἐμοῦ ἀπέκτεινε διότι αὕτη ἐπεχείρησε κωλῦσαι αὐτὸν μὴ ἀποκτεῖναι ἐμέ.</text:p>
          </table:table-cell>
          <table:table-cell table:style-name="Table1.A1" office:value-type="string">
            <text:p text:style-name="P26">"Well... Voldemort said that he only killed my mother because she tried to stop him from killing me.</text:p>
          </table:table-cell>
        </table:table-row>
        <table:table-row table:style-name="TableLine2568830475808">
          <table:table-cell table:style-name="Table1.A1" office:value-type="string">
            <text:p text:style-name="P26">ἀλλὰ τί χρῆμα ἐβουλήθη ἐμὲ ἀποκτεῖναι<text:span text:style-name="T19">;</text:span></text:p>
          </table:table-cell>
          <table:table-cell table:style-name="Table1.A1" office:value-type="string">
            <text:p text:style-name="P26">But why would he want to kill me in the first place?"</text:p>
          </table:table-cell>
        </table:table-row>
        <table:table-row table:style-name="TableLine2568830475808">
          <table:table-cell table:style-name="Table1.A1" office:value-type="string">
            <text:p text:style-name="P26">ὁ δέ Διμπλόδωρος μέγα ἀναπνοήσας Οἴμοι, ἔφη.<text:span text:style-name="T19"> πρὸς ὃ πρῶτον δὴ ἤρου τήμερον μέν οὐκ ἔχω ἀπροκρίνασθαί σοι, μαθήσει δὲ </text:span>ὕστερον.<text:span text:style-name="T19"> ἀλλὰ τὸ νῦν ἀμνημονεῖν δεῖ τοῦτο’ πρεσβύτερος δέ γενόμενος... ἐπὴν ὥρα ᾗ γνῶναι, τότε δὴ ἑτοῖμος ὢν γνώσει.</text:span></text:p>
          </table:table-cell>
          <table:table-cell table:style-name="Table1.A1" office:value-type="string">
            <text:p text:style-name="P26">Dumbledore sighed very deeply this time.<text:span text:style-name="T19"> "Alas, the first thing you ask me, I cannot tell you. Not today. Not now. You will know, one day... put it from your mind for now, Harry. When you are older...</text:span></text:p>
          </table:table-cell>
        </table:table-row>
        <table:table-row table:style-name="TableLine2568830475808">
          <table:table-cell table:style-name="Table1.A1" office:value-type="string">
            <text:p text:style-name="P26">ταῦτα οὐδέν ἀγαπῶν ἀκούεις, εὖ οἶδ ’ ὅτι.</text:p>
          </table:table-cell>
          <table:table-cell table:style-name="Table1.A1" office:value-type="string">
            <text:p text:style-name="P26">I know you hate to hear this... when you are ready, you will know."</text:p>
          </table:table-cell>
        </table:table-row>
        <table:table-row table:style-name="TableLine2568830475808">
          <table:table-cell table:style-name="Table1.A1" office:value-type="string">
            <text:p text:style-name="P27">καὶ τῷ Ἀρείῳ ἔδοξεν οὐ συμφέρειν ἀντειπεῖν αὐτῷ.</text:p>
          </table:table-cell>
          <table:table-cell table:style-name="Table1.A1" office:value-type="string">
            <text:p text:style-name="P27">And Harry knew it would be no good to argue.</text:p>
          </table:table-cell>
        </table:table-row>
        <table:table-row table:style-name="TableLine2568830475808">
          <table:table-cell table:style-name="Table1.A1" office:value-type="string">
            <text:p text:style-name="P27">Ἀλλὰ διὰ τί ὁ Κίουρος οὐκ ἐδυνήθη ἐφάπτεσθαί μου;</text:p>
          </table:table-cell>
          <table:table-cell table:style-name="Table1.A1" office:value-type="string">
            <text:p text:style-name="P27">"But why couldn't Quirrell touch me?"</text:p>
          </table:table-cell>
        </table:table-row>
        <table:table-row table:style-name="TableLine2568830475808">
          <table:table-cell table:style-name="Table1.A1" office:value-type="string">
            <text:p text:style-name="P27"><text:span text:style-name="T20">Ἡ</text:span> μέν γὰρ μήτηρ ἀπέθανεν ἐπιχειροῦσα σῶσαί σε.</text:p>
          </table:table-cell>
          <table:table-cell table:style-name="Table1.A1" office:value-type="string">
            <text:p text:style-name="P27">"Your mother died to save you.</text:p>
          </table:table-cell>
        </table:table-row>
        <table:table-row table:style-name="TableLine2568830475808">
          <table:table-cell table:style-name="Table1.A1" office:value-type="string">
            <text:p text:style-name="P28">ὁ δέ Φολιδομορτὸς οὐκ ἐπίσταται περὶ τῆς στοργῆς ὅπως εἴ τις στέργει παῖδα καθάπερ ἡ μήτηρ σε, σημεῖόν τι καταλείπεται.</text:p>
          </table:table-cell>
          <table:table-cell table:style-name="Table1.A1" office:value-type="string">
            <text:p text:style-name="P28">If there is one thing Voldemort cannot understand, it is love. He didn't realize that love as powerful as your mother's for you leaves its own mark.</text:p>
          </table:table-cell>
        </table:table-row>
        <table:table-row table:style-name="TableLine2568830475808">
          <table:table-cell table:style-name="Table1.A1" office:value-type="string">
            <text:p text:style-name="P28">οὐλὴν δ’ οὐ λέγω ο<text:span text:style-name="T20">ὐ</text:span>δέ φανερόν τι ἀλλ’ εἴ τις οὕτως <text:span text:style-name="T21">ἔ</text:span>στερκται, καὶ οἰχομένου τοῦ<text:span text:style-name="T20"> </text:span>στέρξαντος ἡ γοῦν στοργὴ φυλακήν τινα εἰς ἀεὶ δίδωσι.</text:p>
          </table:table-cell>
          <table:table-cell table:style-name="Table1.A1" office:value-type="string">
            <text:p text:style-name="P28">Not a scar, no visible sign... to have been loved so deeply, even though the person who loved us is gone, will give us some protection forever.</text:p>
          </table:table-cell>
        </table:table-row>
        <table:table-row table:style-name="TableLine2568830475808">
          <table:table-cell table:style-name="Table1.A1" office:value-type="string">
            <text:p text:style-name="P28">ξύμφυτος γάρ πως ἐγένετο.</text:p>
          </table:table-cell>
          <table:table-cell table:style-name="Table1.A1" office:value-type="string">
            <text:p text:style-name="P28">It is in your very skin.</text:p>
          </table:table-cell>
        </table:table-row>
        <table:table-row table:style-name="TableLine2568830475808">
          <table:table-cell table:style-name="Table1.A1" office:value-type="string">
            <text:p text:style-name="P28">ἀνθ’ ὧν ὁ Κίουρος μεστὸς μὲν ὢν φθόνου τε καί πλεονεξίας καὶ φιλοτιμίας τὴν δέ ψυχὴν κοινώσας τῷ Φολιδομορτῷ οὐχ οἶός τ’ ἦν ἐφάπτεσθαί σου.</text:p>
          </table:table-cell>
          <table:table-cell table:style-name="Table1.A1" office:value-type="string">
            <text:p text:style-name="P28">Quirrell, full of hatred, greed, and ambition, sharing his soul with Voldemort, could not touch you for this reason.</text:p>
          </table:table-cell>
        </table:table-row>
        <table:table-row table:style-name="TableLine2568830475808">
          <table:table-cell table:style-name="Table1.A1" office:value-type="string">
            <text:p text:style-name="P28">ὀδυνηρὸν γὰρ ἦν ἐφάπτεσθαί τινος τῷ ἀγαθῷ οὕτως ἐστιγμένου.</text:p>
          </table:table-cell>
          <table:table-cell table:style-name="Table1.A1" office:value-type="string">
            <text:p text:style-name="P28">It was agony to touch a person marked by something so good."</text:p>
          </table:table-cell>
        </table:table-row>
        <table:table-row table:style-name="TableLine2568830475808">
          <table:table-cell table:style-name="Table1.A1" office:value-type="string">
            <text:p text:style-name="P29">τοῦ δέ Διμπλοδώρου πρὸς ὄρνιν τινὰ διὰ φωταγωγὸν ἀποβλέπειν λίαν σπουδάζοντος δῆθεν, ὁ <text:span text:style-name="T22">Ἅ</text:span>ρειος καιρὸν <text:span text:style-name="T22">ἔ</text:span>λαβεν ὅπως δάκρυα ἀπ’ ὀμμάτων ὀμόρξῃ τῇ ὀθόνῃ.</text:p>
          </table:table-cell>
          <table:table-cell table:style-name="Table1.A1" office:value-type="string">
            <text:p text:style-name="P29">Dumbledore now became very interested in a bird out on the windowsill, which gave Harry time to dry his eyes on the sheet.</text:p>
          </table:table-cell>
        </table:table-row>
        <table:table-row table:style-name="TableLine2568830475808">
          <table:table-cell table:style-name="Table1.A1" office:value-type="string">
            <text:p text:style-name="P29">τὴν δέ φωνὴν ἀναλαβών Ἀλλὰ τὴν χλαῖναν, ἔφη, τὴν τῆς ἀφανείας ἆρ’ οἶσθα τίς <text:span text:style-name="T22">ἔ</text:span>πεμψεν ἐμοί;</text:p>
          </table:table-cell>
          <table:table-cell table:style-name="Table1.A1" office:value-type="string">
            <text:p text:style-name="P29">When he had found his voice again, Harry said, "And the invisibility cloak - do you know who sent it to me?"</text:p>
          </table:table-cell>
        </table:table-row>
        <table:table-row table:style-name="TableLine2568830475808">
          <table:table-cell table:style-name="Table1.A1" office:value-type="string">
            <text:p text:style-name="P29">ἐκεῖνος δέ τοῖς ὄμμασιν ὑπομαρμαίρων Ἀλλ’ ὁ μὲν πατὴρ <text:span text:style-name="T22">ἔ</text:span>τυχε διαθέμενος αὐτὴν ἐμοί, ἐγὼ δ’ ἐλογισάμην πρὸς ἐμαυτὸν ὅτι σὺ ἅσμενος ὑποδέξοιο.</text:p>
          </table:table-cell>
          <table:table-cell table:style-name="Table1.A1" office:value-type="string">
            <text:p text:style-name="P29">"Ah - your father happened to leave it in my possession, and I thought you might like it."</text:p>
          </table:table-cell>
        </table:table-row>
        <table:table-row table:style-name="TableLine2568830475808">
          <table:table-cell table:style-name="Table1.A1" office:value-type="string">
            <text:p text:style-name="P29">χρήσιμα γὰρ τὰ τοιαῦτα· ὁ γὰρ πατὴρ μαθητὴς ὢν ἐχρῆτο ὡς ἐπὶ τὸ πολὺ εἰς τὸ ἐν τῷ ὀπτανίῳ λάθρᾳ ἐπισιτίζεσθαι.</text:p>
          </table:table-cell>
          <table:table-cell table:style-name="Table1.A1" office:value-type="string">
            <text:p text:style-name="P29">Dumbledore's eyes twinkled. "Useful things... your father used it mainly for sneaking off to the kitchens to steal food when he was here."</text:p>
          </table:table-cell>
        </table:table-row>
        <table:table-row table:style-name="TableLine2568830475808">
          <table:table-cell table:style-name="Table1.A1" office:value-type="string">
            <text:p text:style-name="P29">Καὶ δὴ <text:span text:style-name="T22">ἔ</text:span>στι μοι ἄλλο τι<text:span text:style-name="T22">...</text:span></text:p>
          </table:table-cell>
          <table:table-cell table:style-name="Table1.A1" office:value-type="string">
            <text:p text:style-name="P29">"And there's something else..."</text:p>
          </table:table-cell>
        </table:table-row>
        <table:table-row table:style-name="TableLine2568830475808">
          <table:table-cell table:style-name="Table1.A1" office:value-type="string">
            <text:p text:style-name="P29">Τί τοῦτο<text:span text:style-name="T22">;</text:span></text:p>
          </table:table-cell>
          <table:table-cell table:style-name="Table1.A1" office:value-type="string">
            <text:p text:style-name="P29">"Fire away."</text:p>
          </table:table-cell>
        </table:table-row>
        <table:table-row table:style-name="TableLine2568830475808">
          <table:table-cell table:style-name="Table1.A1" office:value-type="string">
            <text:p text:style-name="P29">Ὁ Κίουρος εἶπεν ὅτι ὁ Σίναπυς - </text:p>
          </table:table-cell>
          <table:table-cell table:style-name="Table1.A1" office:value-type="string">
            <text:p text:style-name="P29">"Quirrell said Snape --"</text:p>
          </table:table-cell>
        </table:table-row>
        <text:soft-page-break/>
        <table:table-row table:style-name="TableLine2568830475808">
          <table:table-cell table:style-name="Table1.A1" office:value-type="string">
            <text:p text:style-name="P29">Τόν σοφιστήν γε Σίναπυν, ὧ <text:span text:style-name="T22">Ἅ</text:span><text:span text:style-name="T20">ρειε</text:span>, δεῖ ὀνομάζειν τοῦτον.</text:p>
          </table:table-cell>
          <table:table-cell table:style-name="Table1.A1" office:value-type="string">
            <text:p text:style-name="P29">"Professor Snape,<text:span text:style-name="T22"> Harry."</text:span></text:p>
          </table:table-cell>
        </table:table-row>
        <table:table-row table:style-name="TableLine2568830475808">
          <table:table-cell table:style-name="Table1.A1" office:value-type="string">
            <text:p text:style-name="P29">Εἶκός. ὁ δ’ ο<text:span text:style-name="T20">ὖ</text:span>ν Κίουρος εἶπεν ὅτι οὑτοσὶ ὡς τὸν πατέρα μου μισήσας καὶ ἐμὲ μισεῖ δή.</text:p>
          </table:table-cell>
          <table:table-cell table:style-name="Table1.A1" office:value-type="string">
            <text:p text:style-name="P29"><text:s/>"Yes, him -- Quirrell said he hates me because he hated my father.<text:span text:style-name="T22">"</text:span></text:p>
          </table:table-cell>
        </table:table-row>
        <table:table-row table:style-name="TableLine2568830475808">
          <table:table-cell table:style-name="Table1.A1" office:value-type="string">
            <text:p text:style-name="P29">ἦ ὀρθῶς εἶπεν;</text:p>
          </table:table-cell>
          <table:table-cell table:style-name="Table1.A1" office:value-type="string">
            <text:p text:style-name="P29"><text:span text:style-name="T22">"</text:span>Is that true?"</text:p>
          </table:table-cell>
        </table:table-row>
        <table:table-row table:style-name="TableLine2568830475808">
          <table:table-cell table:style-name="Table1.A1" office:value-type="string">
            <text:p text:style-name="P29">Τὸν μέντοι μισοῦντα ἐμίσει καθάπερ καί σύ τὸν Μάλθακον.</text:p>
          </table:table-cell>
          <table:table-cell table:style-name="Table1.A1" office:value-type="string">
            <text:p text:style-name="P29">"Well, they did rather detest each other.<text:span text:style-name="T22"> Not unlike yourself and Mr. Malfoy.</text:span></text:p>
          </table:table-cell>
        </table:table-row>
        <table:table-row table:style-name="TableLine2568830475808">
          <table:table-cell table:style-name="Table1.A1" office:value-type="string">
            <text:p text:style-name="P29">καὶ<text:span text:style-name="T19"> </text:span>μὴν ὁ πατήρ σου ἐποίησε τοιοῦτό τι οἷον ὁ Σίναπυς συγγνῶναι οὐδέποτε οἷός τ’ ἦν.</text:p>
          </table:table-cell>
          <table:table-cell table:style-name="Table1.A1" office:value-type="string">
            <text:p text:style-name="P29">And then, your father did something Snape could never forgive."</text:p>
          </table:table-cell>
        </table:table-row>
        <table:table-row table:style-name="TableLine2568830475808">
          <table:table-cell table:style-name="Table1.A1" office:value-type="string">
            <text:p text:style-name="P29">Ποῖόν τι<text:span text:style-name="T22">;</text:span></text:p>
          </table:table-cell>
          <table:table-cell table:style-name="Table1.A1" office:value-type="string">
            <text:p text:style-name="P29">"What?"</text:p>
          </table:table-cell>
        </table:table-row>
        <table:table-row table:style-name="TableLine2568830475808">
          <table:table-cell table:style-name="Table1.A1" office:value-type="string">
            <text:p text:style-name="P29"><text:span text:style-name="T20">Ἔ</text:span>σωσε γὰρ αὐτὸν κινδυνεύοντα ἀποθανεῖν.</text:p>
          </table:table-cell>
          <table:table-cell table:style-name="Table1.A1" office:value-type="string">
            <text:p text:style-name="P29">"He saved his life."</text:p>
          </table:table-cell>
        </table:table-row>
        <table:table-row table:style-name="TableLine2568830475808">
          <table:table-cell table:style-name="Table1.A1" office:value-type="string">
            <text:p text:style-name="P29">Τί δαί<text:span text:style-name="T20">;</text:span></text:p>
          </table:table-cell>
          <table:table-cell table:style-name="Table1.A1" office:value-type="string">
            <text:p text:style-name="P29">"What?"</text:p>
          </table:table-cell>
        </table:table-row>
        <table:table-row table:style-name="TableLine2568830475808">
          <table:table-cell table:style-name="Table1.A1" office:value-type="string">
            <text:p text:style-name="P29">καὶ ὁ Διμπλόδωρος ἠρέμα φθεγγόμενος Οὔκουν ἄτοπα <text:span text:style-name="T20">ἔ</text:span>στι που τὰ τῶν ἀνθρώπων φρονήματα<text:span text:style-name="T22">;</text:span></text:p>
          </table:table-cell>
          <table:table-cell table:style-name="Table1.A1" office:value-type="string">
            <text:p text:style-name="P29">"Yes..." said Dumbledore dreamily. "Funny, the way people's minds work, isn't it?</text:p>
          </table:table-cell>
        </table:table-row>
        <table:table-row table:style-name="TableLine2568830475808">
          <table:table-cell table:style-name="Table1.A1" office:value-type="string">
            <text:p text:style-name="P29">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span text:style-name="T22"> </text:span>γενήσεσθαι τῷ πατρί.</text:p>
          </table:table-cell>
          <table:table-cell table:style-name="Table1.A1" office:value-type="string">
            <text:p text:style-name="P29">Professor Snape couldn't bear being in your father's debt....<text:span text:style-name="T22"> </text:span>I do believe he worked so hard to protect you this year because he felt that would make him and your father even.</text:p>
          </table:table-cell>
        </table:table-row>
        <table:table-row table:style-name="TableLine2568830475808">
          <table:table-cell table:style-name="Table1.A1" office:value-type="string">
            <text:p text:style-name="P30">ἀθῷον γὰρ οὕτως ἐκεῖνον δυνήσεσθαι ἐπαναλαβεῖν τὸ εἰς τὸν πατέρα μῖσος<text:span text:style-name="T23">...</text:span></text:p>
          </table:table-cell>
          <table:table-cell table:style-name="Table1.A1" office:value-type="string">
            <text:p text:style-name="P30"><text:span text:style-name="T23">"</text:span>Then he could go back to hating your father's memory in peace...."</text:p>
          </table:table-cell>
        </table:table-row>
        <table:table-row table:style-name="TableLine2568830475808">
          <table:table-cell table:style-name="Table1.A1" office:value-type="string">
            <text:p text:style-name="P29"/>
          </table:table-cell>
          <table:table-cell table:style-name="Table1.A1" office:value-type="string">
            <text:p text:style-name="P29"/>
          </table:table-cell>
        </table:table-row>
        <table:table-row table:style-name="TableLine2568830475808">
          <table:table-cell table:style-name="Table1.A1" office:value-type="string">
            <text:p text:style-name="P29"/>
          </table:table-cell>
          <table:table-cell table:style-name="Table1.A1" office:value-type="string">
            <text:p text:style-name="P29"/>
          </table:table-cell>
        </table:table-row>
        <table:table-row table:style-name="TableLine2568830475808">
          <table:table-cell table:style-name="Table1.A1" office:value-type="string">
            <text:p text:style-name="P29"/>
          </table:table-cell>
          <table:table-cell table:style-name="Table1.A1" office:value-type="string">
            <text:p text:style-name="P29"/>
          </table:table-cell>
        </table:table-row>
        <table:table-row table:style-name="TableLine2568830483696">
          <table:table-cell table:style-name="Table1.A1" office:value-type="string">
            <text:p text:style-name="Table_20_Contents"><text:s text:c="4"/></text:p>
            <text:p text:style-name="Table_20_Contents">ὁ δ’ <text:span text:style-name="T20">Ἅ</text:span>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text:span text:style-name="T20">Ἡ</text:span>δύ μοί ἐστι πρὸς τοῦτο ἀποκρίνασθαι. <text:span text:style-name="T20">ἔ</text:span>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text:span text:style-name="T20">ἀ</text:span>γὼ πρὸς τὴν ἐμαυτοῦ λαμπρότητα βλέπων. καί ἅδην <text:span text:style-name="T20">ἔ</text:span>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πίνων, ἐξ οὗ οὐκέτι οὕτω τέρπομαι αὐτοῖς. οὐκοῦν ἄμεινον ἂν εἴη μοι ζαχαρωτὸν λαβεῖν βουτυρόπηκτον,<text:span text:style-name="T20"> </text:span>καί<text:span text:style-name="T20"> </text:span>ὑπομειδιάσας τὸν ξανθὸν κύαμον ἀμφέχασκε. εὐθὺς δέ πνιγόμενος Αἶβοῖ, ἔφη, κηροῦ ὠτικοῦ.</text:p>
            <text:p text:style-name="Table_20_Contents">&gt;κ<text:span text:style-name="T19"> </text:span>ἡ δέ Πομφόλυξ ἡ ἐπὶ τοῦ νοσοκομείου ἀστεία μὲν ἦν τοὺς τρόπους, δυσπαραίτητος δ’ ὅμως.</text:p>
            <text:p text:style-name="Table_20_Contents"><text:soft-page-break/>Οὔκουν στιγμὴν χρόνου,· εἶπεν ὁ <text:span text:style-name="T20">Ἅ</text:span>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text:span text:style-name="T20">Ἅ</text:span>ρειε βοῶσα <text:span text:style-name="T20">ἔ</text:span>μελλεν ὡς δοκεῖν πάλιν αὖ ὑπαγκαλίσειν</text:p>
            <text:p text:style-name="Table_20_Contents">αὐτόν’ ὁ δ’<text:span text:style-name="T20"> Ἅ</text:span>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span text:style-name="T19"> </text:span>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text:span text:style-name="T20">Ἔ</text:span>λεγον γὰρ ἀεὶ ὅτι πάνυ παραφρονεῖ ἐκεῖνος. ἀλλὰ τοῦτο λέγων</text:p>
            <text:p text:style-name="Table_20_Contents">ὁ Ῥοών ἀγαπᾶν ἐδόκει εἶ ὁ πάντων<text:span text:style-name="T19"> </text:span>περιβλεπτότατος μαίνεταί τι ἄρα. Ἀλλὰ τί ὑμεῖς πεπόνθατε δή; ἡ δ’ Ἑρμιόνη Λοιπόν, ἔφη. <text:span text:style-name="T20">ἔ</text:span>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span text:style-name="T19"> </text:span>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text:span text:style-name="T20">Ἅ</text:span>ρειος ταῦτ’ ἐνθυμησάμενος Οὐ δῆτα, ἔφη. τοῦ <text:soft-page-break/>γὰρ Διμπλοδώρου <text:span text:style-name="T20">ἐ</text:span>στὶ τὰ ἑαυτοῦ ἴδια φρονεῖν. ἠβουλήθη γὰρ ο<text:span text:style-name="T20">ὐ</text:span>κ οἶδ’ ὅπως <text:span text:style-name="T20">ἐ</text:span>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text:span text:style-name="T20">ἔ</text:span>χοι δύναμιν, ὡς ἀξιῶν με δίκαιον ἂν εἶναι τὸν Φολιδομορτὸν ἐφ’ ὅσον ἐνεδέχετο ὑπομεῖναι.</text:p>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text:span text:style-name="T20">ἰ</text:span>καροσφαιρικῴ ἄρτι ἀγῶνι ἀπόντος σοῦ οἱ Ῥαφήγχλωροι ἀμοχθὶ διεπόρθησαν ἡμᾶς - οὐ μὴν ἀλλ’ ε<text:span text:style-name="T20">ὐ</text:span>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gt;κ βαθὺν δέ κοιμηθεὶς ὁ Ἄρειος μικροῦ ἐδέησεν ἰσχύειν αὐτὸς ἑαυτοῦ. καὶ τῇ Πομφόλυγι τὰ νωγάλων κιβώτια διακοσμούσῃ Βουλοίμηνἂν δή, ἔφη, εἰς τὴν θοίνην <text:span text:style-name="T20">ἰ</text:span>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 ὥς εἶσι δειναὶ καί παράβολοι. Καὶ ἄλλος τις εἰσέρχεταί σοι. ὁ δέ Καλῶς ἔχει, ἔφη. τίς ἐστι; καί ὁ Ἁγριώδης εἰσῆλθεν αὐτῷ ἔτι φωνοῦντι. εἰσελθὼν δ’ ἐδόκει ὡς <text:span text:style-name="T20">ἔ</text:span>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span text:style-name="T20"> </text:span>ἔφη. οἴμ’ ὡς σκαιὸς ἐγώ. ὅσον ἐξημάρτηκα παναίτιος ὤν. ἐγὼ γὰρ εἶπον τῷ καταράτῳ ἐκείνῳ τί ποιήσας τὸν Ο<text:span text:style-name="T20">ὐ</text:span>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αντλοῦντα δέ ποταμηδόν τέως νάματα θερμὰ δακρύων κατὰ τοῦ πώγωνος. <text:span text:style-name="T20">Ὦ</text:span> Ἁγρίωδες, ο<text:span text:style-name="T20">ὐ</text:span>κ ἔσθ’ ὅπως οὐχ ηὗρεν ἄν που Φολιδομορτὸς πεφυκώς, ηὗρεν γὰρ ἂν τοιοῦτος ὢν καὶ εἶ σύ γε <text:soft-page-break/>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text:span text:style-name="T20">ἰ</text:span>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text:span text:style-name="T20">ἰ</text:span>κτίδων ὠνθυλευμένοι; Ο<text:span text:style-name="T20">ὐ</text:span>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text:span text:style-name="T20">Ἅ</text:span>ρειος ἄναυδος οὐκ ἐφθέγξατο οὐδέν’ ὁ μέντοι Ἁγριώδης συνήδετο αὐτῷ· <text:span text:style-name="T20">ἔ</text:span>γνω γὰρ τὸν νοῦν αὐτοῦ. &gt;κ μόνος δέ κατέβη ἄρα ὁ <text:span text:style-name="T20">Ἅ</text:span>ρειος πρὸς τὴν θοίνην τῆς ἑσπέρας, κωλυ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text:span text:style-name="T20">ἔ</text:span>τος τουτὶ ἕβδομον. καὶ εἶδες ἂν καταπέτασμα ὑπερμέγεθες τῷ δράκοντι τῷ τῶν Σλυθηρίνων πεποικιλμένον ὃ καῖ ἔκρυπτεν ὅλον<text:span text:style-name="T20"> </text:span>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span text:style-name="T20"> </text:span>ΠΕΡΙ ΤογΔιΠΡοΣΩΠοΥ 247 καθίσας ἐφ’ ὅσον ἐδύνατο περιεώρα τοὺς <text:span text:style-name="T20">ὡ</text:span>ς ἐποφθαλμίσοντας<text:span text:style-name="T20"> </text:span>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text:soft-page-break/>γέροντος ἀδολεσχίαν κενὴν<text:span text:style-name="T20"> </text:span>ἀσθματικοῦ πρὶν τῶν περὶ ἐδωδὰς ἡδονῶν ἅπτεσθαι. οῖον δὴ οἷον ἔτος τετέλεσται. τυχὸν πολλὰ μεμαθήκατε τὰς κεφαλὰς <text:span text:style-name="T20">ἐ</text:span>πιχειλεῖς<text:span text:style-name="T20"> </text:span>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text:span text:style-name="T20"> </text:span>Ὑφέλπυφοι ἔχοντες τριακοσίους πεντήκοντα δύα οἶ μὲν Ῥαφήγχλωροι ἔχουσι τετρακοσίους εἴκοσιν ἕξ, οἱ δ’ αὖ Σλυθήρινοι τετρακοσίους ἑβδομήκοντα δύο. καὶ εὐθὺς ἤκουσας ἂν θόρυβον μέγαν τῶν Σλυθηρίνων τοῖς ποσὶ κτυπούντων. τὸν δέ Δράκοντα Μάλθακον ι’δὼν τὴν τράπεζαν τῇ<text:span text:style-name="T20"> </text:span>κύλικι κρούοντα ὁ <text:span text:style-name="T20">Ἅ</text:span>ρειος ἐνόσει τι.</text:p>
            <text:p text:style-name="Table_20_Contents">ὁ δέ Διμπλόδωρος Ἀλλὰ μακαρίζω μὲν ὑμᾶς εὖ πεπραγότας, ὦ Σλυθήρινοι. δικάσαι μέντοι χρὴ <text:span text:style-name="T20">ἔ</text:span>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text:span text:style-name="T20">ὐ</text:span>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ήματος ἐμπεπλημένος ἀρετὴν ἔξοχον παρέσχε, βαθμοὺς δίδωμι ἑξήκοντα ὑπὲρ τῶν Γρυφινδώρων. κ<text:span text:style-name="T20">ἀ</text:span>ντεῦθεν ἐγένετο κέλαδος <text:soft-page-break/>πολὺς καὶ παιωνισμός. καὶ εἴ<text:span text:style-name="T20"> </text:span>τις οἷός τ’ ἦν ἔτι λογίζεσθαι μεταξὺ τραχὺ ἐπαυχῶν, ἔγνωκε τούς Γρυφινδώρους βαθμοὺς νῦν δὴ ἔχοντας τετρακοσίους ἑβδομήκοντα δύο καὶ<text:span text:style-name="T20"> </text:span>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span text:style-name="T20"> </text:span>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text:span text:style-name="T20">Ἅ</text:span>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text:span text:style-name="T20">Ἅ</text:span>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text:span text:style-name="T20">Ὑ</text:span>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 Σλυθηρίνων δράκων ἠφανίσθη, φανέντος ἀντὶ αὐτοῦ τοῦ τῶν Γρυφινδώρων λέοντος. καὶ δὴ καὶ ὁ Σίναπυς ἐδεξιοῦτο τὴν Μαγονωγαλέαν<text:span text:style-name="T19"> </text:span>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text:soft-page-break/>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span text:style-name="T19"> </text:span>πλεύσονται. κ<text:span text:style-name="T20">ἄ</text:span>πειτα εἷς τὴν ὠκύπορον ἀφ’ Ὑογοήτου ἁμαξοστοιχίαν ἐμβάντες ἐλάλουν τε καὶ ἐγέλων, τῆς χώρας ἀεὶ χλωροτέρας καί κοσμιωτέρας<text:span text:style-name="T19"> </text:span>γιγνομένης, κατὰ τάχος παριόντες<text:span text:style-name="T19"> </text:span>τὰς τῶν<text:span text:style-name="T19"> </text:span>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text:span text:style-name="T20">ὺ</text:span>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span text:style-name="T19"> </text:span>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text:span text:style-name="T20">Ἔ</text:span>ρρωσο, ὦ Ἄρειε, οἱ δέ Χαῖρε,<text:span text:style-name="T19"> </text:span>ὧ Ποτέρ, ὁ δ’ αὖ Ῥοών, Εὐδοκιμεῖς ἄρ’ ἔτι, ἔφη ὑπογελῶν. Οὐ δῆτα, ἔφη, <text:span text:style-name="T19">ἔ</text:span>ν γ’ ἐκείνῳ τῷ τόπῳ <text:soft-page-break/>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text:span text:style-name="T20">ὐ</text:span>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text:span text:style-name="T20">ὐ</text:span>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text:span text:style-name="T20">Ἅ</text:span>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text:span text:style-name="T20">' Ἅ</text:span>ρειος Εὐφρανοῦμαι δῆτα, ἔφη. καὶ ἐξ ἀπροσδοκήτου σεσηρὸς ἐγέλα. Οὗτοι γοῦν, ἔφη, οὐκ ἴσασιν ἡμῖν ἀπόρρητον ὂν τὸ οἴκοι<text:span text:style-name="T20"> </text:span>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text:s/></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text:soft-page-break/>"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text:soft-page-break/>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text:soft-page-break/>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text:soft-page-break/>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text:soft-page-break/>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ext:soft-page-break/>"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30T09:51:39.765000000</meta:creation-date>
    <dc:title>Ancient Greek</dc:title>
    <meta:editing-duration>PT18H3M4S</meta:editing-duration>
    <meta:editing-cycles>19</meta:editing-cycles>
    <meta:generator>LibreOffice/7.1.5.2$Windows_X86_64 LibreOffice_project/85f04e9f809797b8199d13c421bd8a2b025d52b5</meta:generator>
    <dc:date>2023-10-04T23:53:02.108000000</dc:date>
    <meta:document-statistic meta:table-count="1" meta:image-count="0" meta:object-count="0" meta:page-count="18" meta:paragraph-count="579" meta:word-count="11086" meta:character-count="64493" meta:non-whitespace-character-count="53962"/>
    <meta:template xlink:type="simple" xlink:actuate="onRequest" xlink:title="Ancient Greek" xlink:href="../../../../../AppData/Roaming/LibreOffice/4/user/template/Ancient%20Greek.ott" meta:date="2023-09-30T09:51:39.076000000"/>
  </office:meta>
</office:document-meta>
</file>